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063cm" table:align="left"/>
    </style:style>
    <style:style style:name="Table1.A" style:family="table-column">
      <style:table-column-properties style:column-width="4.62cm"/>
    </style:style>
    <style:style style:name="Table1.B" style:family="table-column">
      <style:table-column-properties style:column-width="5.44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17cm" table:align="left"/>
    </style:style>
    <style:style style:name="Table2.A" style:family="table-column">
      <style:table-column-properties style:column-width="2.427cm"/>
    </style:style>
    <style:style style:name="Table2.B" style:family="table-column">
      <style:table-column-properties style:column-width="1.74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957cm" table:align="left"/>
    </style:style>
    <style:style style:name="Table3.A" style:family="table-column">
      <style:table-column-properties style:column-width="4.865cm"/>
    </style:style>
    <style:style style:name="Table3.B" style:family="table-column">
      <style:table-column-properties style:column-width="5.09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17cm" table:align="left"/>
    </style:style>
    <style:style style:name="Table4.A" style:family="table-column">
      <style:table-column-properties style:column-width="2.427cm"/>
    </style:style>
    <style:style style:name="Table4.B" style:family="table-column">
      <style:table-column-properties style:column-width="1.74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566cm" table:align="left"/>
    </style:style>
    <style:style style:name="Table5.A" style:family="table-column">
      <style:table-column-properties style:column-width="4.674cm"/>
    </style:style>
    <style:style style:name="Table5.B" style:family="table-column">
      <style:table-column-properties style:column-width="4.89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17cm" table:align="left"/>
    </style:style>
    <style:style style:name="Table6.A" style:family="table-column">
      <style:table-column-properties style:column-width="2.427cm"/>
    </style:style>
    <style:style style:name="Table6.B" style:family="table-column">
      <style:table-column-properties style:column-width="1.74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045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4.62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17cm" table:align="left"/>
    </style:style>
    <style:style style:name="Table8.A" style:family="table-column">
      <style:table-column-properties style:column-width="2.427cm"/>
    </style:style>
    <style:style style:name="Table8.B" style:family="table-column">
      <style:table-column-properties style:column-width="1.7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278cm" table:align="left"/>
    </style:style>
    <style:style style:name="Table9.A" style:family="table-column">
      <style:table-column-properties style:column-width="2.432cm"/>
    </style:style>
    <style:style style:name="Table9.B" style:family="table-column">
      <style:table-column-properties style:column-width="2.84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17cm" table:align="left"/>
    </style:style>
    <style:style style:name="Table10.A" style:family="table-column">
      <style:table-column-properties style:column-width="2.427cm"/>
    </style:style>
    <style:style style:name="Table10.B" style:family="table-column">
      <style:table-column-properties style:column-width="1.74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5.101cm" table:align="left"/>
    </style:style>
    <style:style style:name="Table11.A" style:family="table-column">
      <style:table-column-properties style:column-width="2.459cm"/>
    </style:style>
    <style:style style:name="Table11.B" style:family="table-column">
      <style:table-column-properties style:column-width="2.64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17cm" table:align="left"/>
    </style:style>
    <style:style style:name="Table12.A" style:family="table-column">
      <style:table-column-properties style:column-width="2.427cm"/>
    </style:style>
    <style:style style:name="Table12.B" style:family="table-column">
      <style:table-column-properties style:column-width="1.74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913cm" table:align="left"/>
    </style:style>
    <style:style style:name="Table13.A" style:family="table-column">
      <style:table-column-properties style:column-width="2.9cm"/>
    </style:style>
    <style:style style:name="Table13.B" style:family="table-column">
      <style:table-column-properties style:column-width="3.01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17cm" table:align="left"/>
    </style:style>
    <style:style style:name="Table14.A" style:family="table-column">
      <style:table-column-properties style:column-width="2.427cm"/>
    </style:style>
    <style:style style:name="Table14.B" style:family="table-column">
      <style:table-column-properties style:column-width="1.74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5.489cm" table:align="left"/>
    </style:style>
    <style:style style:name="Table15.A" style:family="table-column">
      <style:table-column-properties style:column-width="2.692cm"/>
    </style:style>
    <style:style style:name="Table15.B" style:family="table-column">
      <style:table-column-properties style:column-width="2.7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17cm" table:align="left"/>
    </style:style>
    <style:style style:name="Table16.A" style:family="table-column">
      <style:table-column-properties style:column-width="2.427cm"/>
    </style:style>
    <style:style style:name="Table16.B" style:family="table-column">
      <style:table-column-properties style:column-width="1.74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4.092cm" table:align="left"/>
    </style:style>
    <style:style style:name="Table17.A" style:family="table-column">
      <style:table-column-properties style:column-width="2cm"/>
    </style:style>
    <style:style style:name="Table17.B" style:family="table-column">
      <style:table-column-properties style:column-width="2.09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17cm" table:align="left"/>
    </style:style>
    <style:style style:name="Table18.A" style:family="table-column">
      <style:table-column-properties style:column-width="2.427cm"/>
    </style:style>
    <style:style style:name="Table18.B" style:family="table-column">
      <style:table-column-properties style:column-width="1.74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5.595cm" table:align="left"/>
    </style:style>
    <style:style style:name="Table19.A" style:family="table-column">
      <style:table-column-properties style:column-width="2.734cm"/>
    </style:style>
    <style:style style:name="Table19.B" style:family="table-column">
      <style:table-column-properties style:column-width="2.86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17cm" table:align="left"/>
    </style:style>
    <style:style style:name="Table20.A" style:family="table-column">
      <style:table-column-properties style:column-width="2.427cm"/>
    </style:style>
    <style:style style:name="Table20.B" style:family="table-column">
      <style:table-column-properties style:column-width="1.74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468cm" table:align="left"/>
    </style:style>
    <style:style style:name="Table21.A" style:family="table-column">
      <style:table-column-properties style:column-width="2.88cm"/>
    </style:style>
    <style:style style:name="Table21.B" style:family="table-column">
      <style:table-column-properties style:column-width="2.58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17cm" table:align="left"/>
    </style:style>
    <style:style style:name="Table22.A" style:family="table-column">
      <style:table-column-properties style:column-width="2.427cm"/>
    </style:style>
    <style:style style:name="Table22.B" style:family="table-column">
      <style:table-column-properties style:column-width="1.74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124cm" table:align="left"/>
    </style:style>
    <style:style style:name="Table23.A" style:family="table-column">
      <style:table-column-properties style:column-width="3.002cm"/>
    </style:style>
    <style:style style:name="Table23.B" style:family="table-column">
      <style:table-column-properties style:column-width="3.12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17cm" table:align="left"/>
    </style:style>
    <style:style style:name="Table24.A" style:family="table-column">
      <style:table-column-properties style:column-width="2.427cm"/>
    </style:style>
    <style:style style:name="Table24.B" style:family="table-column">
      <style:table-column-properties style:column-width="1.743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5.031cm" table:align="left"/>
    </style:style>
    <style:style style:name="Table25.A" style:family="table-column">
      <style:table-column-properties style:column-width="2.346cm"/>
    </style:style>
    <style:style style:name="Table25.B" style:family="table-column">
      <style:table-column-properties style:column-width="2.68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17cm" table:align="left"/>
    </style:style>
    <style:style style:name="Table26.A" style:family="table-column">
      <style:table-column-properties style:column-width="2.427cm"/>
    </style:style>
    <style:style style:name="Table26.B" style:family="table-column">
      <style:table-column-properties style:column-width="1.74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5.807cm" table:align="left"/>
    </style:style>
    <style:style style:name="Table27.A" style:family="table-column">
      <style:table-column-properties style:column-width="2.836cm"/>
    </style:style>
    <style:style style:name="Table27.B" style:family="table-column">
      <style:table-column-properties style:column-width="2.97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17cm" table:align="left"/>
    </style:style>
    <style:style style:name="Table28.A" style:family="table-column">
      <style:table-column-properties style:column-width="2.427cm"/>
    </style:style>
    <style:style style:name="Table28.B" style:family="table-column">
      <style:table-column-properties style:column-width="1.74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5.066cm" table:align="left"/>
    </style:style>
    <style:style style:name="Table29.A" style:family="table-column">
      <style:table-column-properties style:column-width="2.66cm"/>
    </style:style>
    <style:style style:name="Table29.B" style:family="table-column">
      <style:table-column-properties style:column-width="2.406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17cm" table:align="left"/>
    </style:style>
    <style:style style:name="Table30.A" style:family="table-column">
      <style:table-column-properties style:column-width="2.427cm"/>
    </style:style>
    <style:style style:name="Table30.B" style:family="table-column">
      <style:table-column-properties style:column-width="1.743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186cm" table:align="left"/>
    </style:style>
    <style:style style:name="Table31.A" style:family="table-column">
      <style:table-column-properties style:column-width="2.533cm"/>
    </style:style>
    <style:style style:name="Table31.B" style:family="table-column">
      <style:table-column-properties style:column-width="2.65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17cm" table:align="left"/>
    </style:style>
    <style:style style:name="Table32.A" style:family="table-column">
      <style:table-column-properties style:column-width="2.427cm"/>
    </style:style>
    <style:style style:name="Table32.B" style:family="table-column">
      <style:table-column-properties style:column-width="1.74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4.128cm" table:align="left"/>
    </style:style>
    <style:style style:name="Table33.A" style:family="table-column">
      <style:table-column-properties style:column-width="2.034cm"/>
    </style:style>
    <style:style style:name="Table33.B" style:family="table-column">
      <style:table-column-properties style:column-width="2.09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17cm" table:align="left"/>
    </style:style>
    <style:style style:name="Table34.A" style:family="table-column">
      <style:table-column-properties style:column-width="2.427cm"/>
    </style:style>
    <style:style style:name="Table34.B" style:family="table-column">
      <style:table-column-properties style:column-width="1.743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7.091cm" table:align="left"/>
    </style:style>
    <style:style style:name="Table35.A" style:family="table-column">
      <style:table-column-properties style:column-width="3.464cm"/>
    </style:style>
    <style:style style:name="Table35.B" style:family="table-column">
      <style:table-column-properties style:column-width="3.627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17cm" table:align="left"/>
    </style:style>
    <style:style style:name="Table36.A" style:family="table-column">
      <style:table-column-properties style:column-width="2.427cm"/>
    </style:style>
    <style:style style:name="Table36.B" style:family="table-column">
      <style:table-column-properties style:column-width="1.74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6.456cm" table:align="left"/>
    </style:style>
    <style:style style:name="Table37.A" style:family="table-column">
      <style:table-column-properties style:column-width="3.166cm"/>
    </style:style>
    <style:style style:name="Table37.B" style:family="table-column">
      <style:table-column-properties style:column-width="3.29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17cm" table:align="left"/>
    </style:style>
    <style:style style:name="Table38.A" style:family="table-column">
      <style:table-column-properties style:column-width="2.427cm"/>
    </style:style>
    <style:style style:name="Table38.B" style:family="table-column">
      <style:table-column-properties style:column-width="1.74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5.378cm" table:align="left"/>
    </style:style>
    <style:style style:name="Table39.A" style:family="table-column">
      <style:table-column-properties style:column-width="2.644cm"/>
    </style:style>
    <style:style style:name="Table39.B" style:family="table-column">
      <style:table-column-properties style:column-width="2.73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17cm" table:align="left"/>
    </style:style>
    <style:style style:name="Table40.A" style:family="table-column">
      <style:table-column-properties style:column-width="2.427cm"/>
    </style:style>
    <style:style style:name="Table40.B" style:family="table-column">
      <style:table-column-properties style:column-width="1.74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4.763cm" table:align="left"/>
    </style:style>
    <style:style style:name="Table41.A" style:family="table-column">
      <style:table-column-properties style:column-width="2.351cm"/>
    </style:style>
    <style:style style:name="Table41.B" style:family="table-column">
      <style:table-column-properties style:column-width="2.41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17cm" table:align="left"/>
    </style:style>
    <style:style style:name="Table42.A" style:family="table-column">
      <style:table-column-properties style:column-width="2.427cm"/>
    </style:style>
    <style:style style:name="Table42.B" style:family="table-column">
      <style:table-column-properties style:column-width="1.74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4.96cm" table:align="left"/>
    </style:style>
    <style:style style:name="Table43.A" style:family="table-column">
      <style:table-column-properties style:column-width="2.454cm"/>
    </style:style>
    <style:style style:name="Table43.B" style:family="table-column">
      <style:table-column-properties style:column-width="2.50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17cm" table:align="left"/>
    </style:style>
    <style:style style:name="Table44.A" style:family="table-column">
      <style:table-column-properties style:column-width="2.427cm"/>
    </style:style>
    <style:style style:name="Table44.B" style:family="table-column">
      <style:table-column-properties style:column-width="1.743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6.244cm" table:align="left"/>
    </style:style>
    <style:style style:name="Table45.A" style:family="table-column">
      <style:table-column-properties style:column-width="2.6cm"/>
    </style:style>
    <style:style style:name="Table45.B" style:family="table-column">
      <style:table-column-properties style:column-width="3.64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4.17cm" table:align="left"/>
    </style:style>
    <style:style style:name="Table46.A" style:family="table-column">
      <style:table-column-properties style:column-width="2.427cm"/>
    </style:style>
    <style:style style:name="Table46.B" style:family="table-column">
      <style:table-column-properties style:column-width="1.74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6.033cm" table:align="left"/>
    </style:style>
    <style:style style:name="Table47.A" style:family="table-column">
      <style:table-column-properties style:column-width="1.723cm"/>
    </style:style>
    <style:style style:name="Table47.B" style:family="table-column">
      <style:table-column-properties style:column-width="4.309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17cm" table:align="left"/>
    </style:style>
    <style:style style:name="Table48.A" style:family="table-column">
      <style:table-column-properties style:column-width="2.427cm"/>
    </style:style>
    <style:style style:name="Table48.B" style:family="table-column">
      <style:table-column-properties style:column-width="1.74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4.763cm" table:align="left"/>
    </style:style>
    <style:style style:name="Table49.A" style:family="table-column">
      <style:table-column-properties style:column-width="2.341cm"/>
    </style:style>
    <style:style style:name="Table49.B" style:family="table-column">
      <style:table-column-properties style:column-width="2.422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4.17cm" table:align="left"/>
    </style:style>
    <style:style style:name="Table50.A" style:family="table-column">
      <style:table-column-properties style:column-width="2.427cm"/>
    </style:style>
    <style:style style:name="Table50.B" style:family="table-column">
      <style:table-column-properties style:column-width="1.743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6.033cm" table:align="left"/>
    </style:style>
    <style:style style:name="Table51.A" style:family="table-column">
      <style:table-column-properties style:column-width="2.683cm"/>
    </style:style>
    <style:style style:name="Table51.B" style:family="table-column">
      <style:table-column-properties style:column-width="3.3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4.17cm" table:align="left"/>
    </style:style>
    <style:style style:name="Table52.A" style:family="table-column">
      <style:table-column-properties style:column-width="2.427cm"/>
    </style:style>
    <style:style style:name="Table52.B" style:family="table-column">
      <style:table-column-properties style:column-width="1.743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8.003cm" table:align="left"/>
    </style:style>
    <style:style style:name="Table53.A" style:family="table-column">
      <style:table-column-properties style:column-width="3.911cm"/>
    </style:style>
    <style:style style:name="Table53.B" style:family="table-column">
      <style:table-column-properties style:column-width="4.092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4.17cm" table:align="left"/>
    </style:style>
    <style:style style:name="Table54.A" style:family="table-column">
      <style:table-column-properties style:column-width="2.427cm"/>
    </style:style>
    <style:style style:name="Table54.B" style:family="table-column">
      <style:table-column-properties style:column-width="1.74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9.054cm" table:align="left"/>
    </style:style>
    <style:style style:name="Table55.A" style:family="table-column">
      <style:table-column-properties style:column-width="9.054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.589cm" table:align="left"/>
    </style:style>
    <style:style style:name="Table56.A" style:family="table-column">
      <style:table-column-properties style:column-width="1.344cm"/>
    </style:style>
    <style:style style:name="Table56.B" style:family="table-column">
      <style:table-column-properties style:column-width="0.245cm"/>
    </style:style>
    <style:style style:name="Table56.A1" style:family="table-cell">
      <style:table-cell-properties style:vertical-align="middle" fo:padding="0.049cm" fo:border="none"/>
    </style:style>
    <style:style style:name="Table56.B2" style:family="table-cell">
      <style:table-cell-properties fo:padding="0.049cm" fo:border="none"/>
    </style:style>
    <style:style style:name="Table57" style:family="table">
      <style:table-properties style:width="1.565cm" table:align="left"/>
    </style:style>
    <style:style style:name="Table57.A" style:family="table-column">
      <style:table-column-properties style:column-width="0.192cm"/>
    </style:style>
    <style:style style:name="Table57.B" style:family="table-column">
      <style:table-column-properties style:column-width="1.372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372cm" table:align="left"/>
    </style:style>
    <style:style style:name="Table58.A" style:family="table-column">
      <style:table-column-properties style:column-width="1.372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.783cm" table:align="left"/>
    </style:style>
    <style:style style:name="Table59.A" style:family="table-column">
      <style:table-column-properties style:column-width="0.192cm"/>
    </style:style>
    <style:style style:name="Table59.B" style:family="table-column">
      <style:table-column-properties style:column-width="1.591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0.245cm" table:align="left"/>
    </style:style>
    <style:style style:name="Table60.A" style:family="table-column">
      <style:table-column-properties style:column-width="0.245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4.17cm" table:align="left"/>
    </style:style>
    <style:style style:name="Table61.A" style:family="table-column">
      <style:table-column-properties style:column-width="2.427cm"/>
    </style:style>
    <style:style style:name="Table61.B" style:family="table-column">
      <style:table-column-properties style:column-width="1.743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5.048cm" table:align="left"/>
    </style:style>
    <style:style style:name="Table62.A" style:family="table-column">
      <style:table-column-properties style:column-width="2.466cm"/>
    </style:style>
    <style:style style:name="Table62.B" style:family="table-column">
      <style:table-column-properties style:column-width="2.582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4.17cm" table:align="left"/>
    </style:style>
    <style:style style:name="Table63.A" style:family="table-column">
      <style:table-column-properties style:column-width="2.427cm"/>
    </style:style>
    <style:style style:name="Table63.B" style:family="table-column">
      <style:table-column-properties style:column-width="1.743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8.408cm" table:align="left"/>
    </style:style>
    <style:style style:name="Table64.A" style:family="table-column">
      <style:table-column-properties style:column-width="4.138cm"/>
    </style:style>
    <style:style style:name="Table64.B" style:family="table-column">
      <style:table-column-properties style:column-width="4.27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4.17cm" table:align="left"/>
    </style:style>
    <style:style style:name="Table65.A" style:family="table-column">
      <style:table-column-properties style:column-width="2.427cm"/>
    </style:style>
    <style:style style:name="Table65.B" style:family="table-column">
      <style:table-column-properties style:column-width="1.743cm"/>
    </style:style>
    <style:style style:name="Table6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loext:padding="0cm" loext:border="non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style:text-position="33% 80%"/>
    </style:style>
    <style:style style:name="T2" style:family="text">
      <style:text-properties style:text-position="-33% 80%"/>
    </style:style>
    <style:style style:name="T3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1. Insert the missing number. 12, 25, 49, 99, 197, 395, (...)</text:p>
          </table:table-cell>
          <table:covered-table-cell/>
        </table:table-row>
        <table:table-row>
          <table:table-cell table:style-name="Table1.A1" office:value-type="string">
            <text:p text:style-name="P3">A. 789</text:p>
          </table:table-cell>
          <table:table-cell table:style-name="Table1.A1" office:value-type="string">
            <text:p text:style-name="P3">B. 1579</text:p>
          </table:table-cell>
        </table:table-row>
        <table:table-row>
          <table:table-cell table:style-name="Table1.A1" office:value-type="string">
            <text:p text:style-name="P3">C. 722</text:p>
          </table:table-cell>
          <table:table-cell table:style-name="Table1.A1" office:value-type="string">
            <text:p text:style-name="P3">D. 812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section text:style-name="Sect1" text:name="o1">
              <text:p text:style-name="Table_20_Contents"><text:a xlink:type="simple" xlink:href="javascript:hideAnswer('a1','o1');" text:style-name="Internet_20_link" text:visited-style-name="Visited_20_Internet_20_Link">Hide Answer</text:a></text:p>
            </text:section>
            <text:p text:style-name="P1">|</text:p>
            <text:section text:style-name="Sect1" text:name="p1">
              <text:p text:style-name="Table_20_Contents"><text:bookmark text:name="q1"/><text:a xlink:type="simple" xlink:href="javascript:showNB(1)" text:style-name="Internet_20_link" text:visited-style-name="Visited_20_Internet_20_Link">Notebook</text:a></text:p>
            </text:section>
          </table:table-cell>
          <table:table-cell table:style-name="Table2.A1" office:value-type="string">
            <text:p text:style-name="Table_20_Contents">| <text:a xlink:type="simple" xlink:href="https://www.careerbless.com/aptitude/qa/discuss/series2/0000002951.php" text:style-name="Internet_20_link" text:visited-style-name="Visited_20_Internet_20_Link">Discuss</text:a></text:p>
          </table:table-cell>
        </table:table-row>
      </table:table>
      <text:section text:style-name="Sect1" text:name="a1">
        <text:p text:style-name="Text_20_body">Here is the answer and explanation</text:p>
        <text:p text:style-name="P4">Answer : Option A</text:p>
        <text:p text:style-name="P4">Explanation : </text:p>
        <text:p text:style-name="P4">Each number is twice the previous one with 1 added or subtracted alternatively.</text:p>
      </text:section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2.Insert the missing number. 34, 7, 37, 14, 40, 28, 43, (...)</text:p>
          </table:table-cell>
          <table:covered-table-cell/>
        </table:table-row>
        <table:table-row>
          <table:table-cell table:style-name="Table3.A1" office:value-type="string">
            <text:p text:style-name="P3">A. 31</text:p>
          </table:table-cell>
          <table:table-cell table:style-name="Table3.A1" office:value-type="string">
            <text:p text:style-name="P3">B. 42</text:p>
          </table:table-cell>
        </table:table-row>
        <table:table-row>
          <table:table-cell table:style-name="Table3.A1" office:value-type="string">
            <text:p text:style-name="P3">C. 46</text:p>
          </table:table-cell>
          <table:table-cell table:style-name="Table3.A1" office:value-type="string">
            <text:p text:style-name="P3">D. 56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section text:style-name="Sect1" text:name="o2">
              <text:p text:style-name="Table_20_Contents"><text:a xlink:type="simple" xlink:href="javascript:hideAnswer('a2','o2');" text:style-name="Internet_20_link" text:visited-style-name="Visited_20_Internet_20_Link">Hide Answer</text:a></text:p>
            </text:section>
            <text:p text:style-name="P1">|</text:p>
            <text:section text:style-name="Sect1" text:name="p2">
              <text:p text:style-name="Table_20_Contents"><text:bookmark text:name="q2"/><text:a xlink:type="simple" xlink:href="javascript:showNB(2)" text:style-name="Internet_20_link" text:visited-style-name="Visited_20_Internet_20_Link">Notebook</text:a></text:p>
            </text:section>
          </table:table-cell>
          <table:table-cell table:style-name="Table4.A1" office:value-type="string">
            <text:p text:style-name="Table_20_Contents">| <text:a xlink:type="simple" xlink:href="https://www.careerbless.com/aptitude/qa/discuss/series2/0000002952.php" text:style-name="Internet_20_link" text:visited-style-name="Visited_20_Internet_20_Link">Discuss</text:a></text:p>
          </table:table-cell>
        </table:table-row>
      </table:table>
      <text:section text:style-name="Sect1" text:name="a2">
        <text:p text:style-name="Text_20_body">Here is the answer and explanation</text:p>
        <text:p text:style-name="P4">Answer : Option D</text:p>
        <text:p text:style-name="P4">Explanation : </text:p>
        <text:p text:style-name="P4">We have two series here<text:line-break/><text:line-break/>34, 37, 40, 43, ... (Increase by 3)<text:line-break/>7, 14, 28, ... (Multiply by 2)<text:line-break/><text:line-break/>Hence, next term is 28 × 2 = 56</text:p>
      </text:section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">3. Find the missing number. 1, 4, 9, 16, 25, 36, 49, (....)</text:p>
          </table:table-cell>
          <table:covered-table-cell/>
        </table:table-row>
        <table:table-row>
          <table:table-cell table:style-name="Table5.A1" office:value-type="string">
            <text:p text:style-name="P3">A. 64</text:p>
          </table:table-cell>
          <table:table-cell table:style-name="Table5.A1" office:value-type="string">
            <text:p text:style-name="P3">B. 54</text:p>
          </table:table-cell>
        </table:table-row>
        <table:table-row>
          <table:table-cell table:style-name="Table5.A1" office:value-type="string">
            <text:p text:style-name="P3">C. 56</text:p>
          </table:table-cell>
          <table:table-cell table:style-name="Table5.A1" office:value-type="string">
            <text:p text:style-name="P3">D. 81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section text:style-name="Sect1" text:name="o3">
              <text:p text:style-name="Table_20_Contents"><text:a xlink:type="simple" xlink:href="javascript:hideAnswer('a3','o3');" text:style-name="Internet_20_link" text:visited-style-name="Visited_20_Internet_20_Link">Hide Answer</text:a></text:p>
            </text:section>
            <text:p text:style-name="P1">|</text:p>
            <text:section text:style-name="Sect1" text:name="p3">
              <text:p text:style-name="Table_20_Contents"><text:bookmark text:name="q3"/><text:a xlink:type="simple" xlink:href="javascript:showNB(3)" text:style-name="Internet_20_link" text:visited-style-name="Visited_20_Internet_20_Link">Notebook</text:a></text:p>
            </text:section>
          </table:table-cell>
          <table:table-cell table:style-name="Table6.A1" office:value-type="string">
            <text:p text:style-name="Table_20_Contents">| <text:a xlink:type="simple" xlink:href="https://www.careerbless.com/aptitude/qa/discuss/series2/0000002953.php" text:style-name="Internet_20_link" text:visited-style-name="Visited_20_Internet_20_Link">Discuss</text:a></text:p>
          </table:table-cell>
        </table:table-row>
      </table:table>
      <text:section text:style-name="Sect1" text:name="a3">
        <text:p text:style-name="Text_20_body">Here is the answer and explanation</text:p>
        <text:p text:style-name="P4">Answer : Option A</text:p>
        <text:p text:style-name="P4">Explanation : </text:p>
        <text:p text:style-name="P4">The series is 1<text:span text:style-name="T1">2</text:span>, 2<text:span text:style-name="T1">2</text:span>, 3<text:span text:style-name="T1">2</text:span>, 4<text:span text:style-name="T1">2</text:span>, 5<text:span text:style-name="T1">2</text:span>, 6<text:span text:style-name="T1">2</text:span>, 7<text:span text:style-name="T1">2</text:span>, ...<text:line-break/><text:line-break/>Hence, next term = 8<text:span text:style-name="T1">2</text:span> = 64</text:p>
      </text:section>
      <text:p text:style-name="Text_20_body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4. Insert the missing number. 2, 7, 10, 22, 18, 37, 26</text:p>
          </table:table-cell>
          <table:covered-table-cell/>
        </table:table-row>
        <table:table-row>
          <table:table-cell table:style-name="Table7.A1" office:value-type="string">
            <text:p text:style-name="P3">A. 42</text:p>
          </table:table-cell>
          <table:table-cell table:style-name="Table7.A1" office:value-type="string">
            <text:p text:style-name="P3">B. 52</text:p>
          </table:table-cell>
        </table:table-row>
        <table:table-row>
          <table:table-cell table:style-name="Table7.A1" office:value-type="string">
            <text:p text:style-name="P3">C. 46</text:p>
          </table:table-cell>
          <table:table-cell table:style-name="Table7.A1" office:value-type="string">
            <text:p text:style-name="P3">D. 62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section text:style-name="Sect1" text:name="o4">
              <text:p text:style-name="Table_20_Contents"><text:a xlink:type="simple" xlink:href="javascript:hideAnswer('a4','o4');" text:style-name="Internet_20_link" text:visited-style-name="Visited_20_Internet_20_Link">Hide Answer</text:a></text:p>
            </text:section>
            <text:p text:style-name="P1">|</text:p>
            <text:section text:style-name="Sect1" text:name="p4">
              <text:p text:style-name="Table_20_Contents"><text:bookmark text:name="q4"/><text:a xlink:type="simple" xlink:href="javascript:showNB(4)" text:style-name="Internet_20_link" text:visited-style-name="Visited_20_Internet_20_Link">Notebook</text:a></text:p>
            </text:section>
          </table:table-cell>
          <table:table-cell table:style-name="Table8.A1" office:value-type="string">
            <text:p text:style-name="Table_20_Contents">| <text:a xlink:type="simple" xlink:href="https://www.careerbless.com/aptitude/qa/discuss/series2/0000002954.php" text:style-name="Internet_20_link" text:visited-style-name="Visited_20_Internet_20_Link">Discuss</text:a></text:p>
          </table:table-cell>
        </table:table-row>
      </table:table>
      <text:section text:style-name="Sect1" text:name="a4">
        <text:p text:style-name="Text_20_body">Here is the answer and explanation</text:p>
        <text:p text:style-name="P4">Answer : Option B</text:p>
        <text:p text:style-name="P4">Explanation : </text:p>
        <text:p text:style-name="P4">There are two series here<text:line-break/><text:line-break/>2, 10, 18, 26, ... (Increase by 8)<text:line-break/>7, 22, 37, ... (Increase by 15) <text:line-break/><text:line-break/>Hence, next term is 37+15 = 52</text:p>
      </text:section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">5.     4, 12, 48, 240, 1440, (...)</text:p>
          </table:table-cell>
          <table:covered-table-cell/>
        </table:table-row>
        <table:table-row>
          <table:table-cell table:style-name="Table9.A1" office:value-type="string">
            <text:p text:style-name="P3">A. 7620</text:p>
          </table:table-cell>
          <table:table-cell table:style-name="Table9.A1" office:value-type="string">
            <text:p text:style-name="P3">B. 10080</text:p>
          </table:table-cell>
        </table:table-row>
        <table:table-row>
          <table:table-cell table:style-name="Table9.A1" office:value-type="string">
            <text:p text:style-name="P3">C. 6200</text:p>
          </table:table-cell>
          <table:table-cell table:style-name="Table9.A1" office:value-type="string">
            <text:p text:style-name="P3">D. 10020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section text:style-name="Sect1" text:name="o5">
              <text:p text:style-name="Table_20_Contents"><text:a xlink:type="simple" xlink:href="javascript:hideAnswer('a5','o5');" text:style-name="Internet_20_link" text:visited-style-name="Visited_20_Internet_20_Link">Hide Answer</text:a></text:p>
            </text:section>
            <text:p text:style-name="P1">|</text:p>
            <text:section text:style-name="Sect1" text:name="p5">
              <text:p text:style-name="Table_20_Contents"><text:bookmark text:name="q5"/><text:a xlink:type="simple" xlink:href="javascript:showNB(5)" text:style-name="Internet_20_link" text:visited-style-name="Visited_20_Internet_20_Link">Notebook</text:a></text:p>
            </text:section>
          </table:table-cell>
          <table:table-cell table:style-name="Table10.A1" office:value-type="string">
            <text:p text:style-name="Table_20_Contents">| <text:a xlink:type="simple" xlink:href="https://www.careerbless.com/aptitude/qa/discuss/series2/0000002955.php" text:style-name="Internet_20_link" text:visited-style-name="Visited_20_Internet_20_Link">Discuss</text:a></text:p>
          </table:table-cell>
        </table:table-row>
      </table:table>
      <text:section text:style-name="Sect1" text:name="a5">
        <text:p text:style-name="Text_20_body">Here is the answer and explanation</text:p>
        <text:p text:style-name="P4">Answer : Option B</text:p>
        <text:p text:style-name="P4"><text:soft-page-break/>Explanation : </text:p>
        <text:p text:style-name="P4">Go on multiplying the given numbers by 3, 4, 5, 6, 7</text:p>
      </text:section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">6.    2, 3, 6, 0, 10, -3, 14, (...)</text:p>
          </table:table-cell>
          <table:covered-table-cell/>
        </table:table-row>
        <table:table-row>
          <table:table-cell table:style-name="Table11.A1" office:value-type="string">
            <text:p text:style-name="P3">A. 6</text:p>
          </table:table-cell>
          <table:table-cell table:style-name="Table11.A1" office:value-type="string">
            <text:p text:style-name="P3">B. 2</text:p>
          </table:table-cell>
        </table:table-row>
        <table:table-row>
          <table:table-cell table:style-name="Table11.A1" office:value-type="string">
            <text:p text:style-name="P3">C. -2</text:p>
          </table:table-cell>
          <table:table-cell table:style-name="Table11.A1" office:value-type="string">
            <text:p text:style-name="P3">D. -6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section text:style-name="Sect1" text:name="o6">
              <text:p text:style-name="Table_20_Contents"><text:a xlink:type="simple" xlink:href="javascript:hideAnswer('a6','o6');" text:style-name="Internet_20_link" text:visited-style-name="Visited_20_Internet_20_Link">Hide Answer</text:a></text:p>
            </text:section>
            <text:p text:style-name="P1">|</text:p>
            <text:section text:style-name="Sect1" text:name="p6">
              <text:p text:style-name="Table_20_Contents"><text:bookmark text:name="q6"/><text:a xlink:type="simple" xlink:href="javascript:showNB(6)" text:style-name="Internet_20_link" text:visited-style-name="Visited_20_Internet_20_Link">Notebook</text:a></text:p>
            </text:section>
          </table:table-cell>
          <table:table-cell table:style-name="Table12.A1" office:value-type="string">
            <text:p text:style-name="Table_20_Contents">| <text:a xlink:type="simple" xlink:href="https://www.careerbless.com/aptitude/qa/discuss/series2/0000002956.php" text:style-name="Internet_20_link" text:visited-style-name="Visited_20_Internet_20_Link">Discuss</text:a></text:p>
          </table:table-cell>
        </table:table-row>
      </table:table>
      <text:section text:style-name="Sect1" text:name="a6">
        <text:p text:style-name="Text_20_body">Here is the answer and explanation</text:p>
        <text:p text:style-name="P4">Answer : Option D</text:p>
        <text:p text:style-name="P4">Explanation : </text:p>
        <text:p text:style-name="P4">There are two series<text:line-break/><text:line-break/>2, 6, 10, 14, ... (Adding 4)<text:line-break/>3, 0, -3, ... (Subtracting 3)<text:line-break/><text:line-break/>Hence, next term is -3 - 3 = -6</text:p>
      </text:section>
      <text:p text:style-name="Text_20_body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">7.    5, 10, 13, 26, 29, 58, 61, (....)</text:p>
          </table:table-cell>
          <table:covered-table-cell/>
        </table:table-row>
        <table:table-row>
          <table:table-cell table:style-name="Table13.A1" office:value-type="string">
            <text:p text:style-name="P3">A. 128</text:p>
          </table:table-cell>
          <table:table-cell table:style-name="Table13.A1" office:value-type="string">
            <text:p text:style-name="P3">B. 64</text:p>
          </table:table-cell>
        </table:table-row>
        <table:table-row>
          <table:table-cell table:style-name="Table13.A1" office:value-type="string">
            <text:p text:style-name="P3">C. 125</text:p>
          </table:table-cell>
          <table:table-cell table:style-name="Table13.A1" office:value-type="string">
            <text:p text:style-name="P3">D. 122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section text:style-name="Sect1" text:name="o7">
              <text:p text:style-name="Table_20_Contents"><text:a xlink:type="simple" xlink:href="javascript:hideAnswer('a7','o7');" text:style-name="Internet_20_link" text:visited-style-name="Visited_20_Internet_20_Link">Hide Answer</text:a></text:p>
            </text:section>
            <text:p text:style-name="P1">|</text:p>
            <text:section text:style-name="Sect1" text:name="p7">
              <text:p text:style-name="Table_20_Contents"><text:bookmark text:name="q7"/><text:a xlink:type="simple" xlink:href="javascript:showNB(7)" text:style-name="Internet_20_link" text:visited-style-name="Visited_20_Internet_20_Link">Notebook</text:a></text:p>
            </text:section>
          </table:table-cell>
          <table:table-cell table:style-name="Table14.A1" office:value-type="string">
            <text:p text:style-name="Table_20_Contents">| <text:a xlink:type="simple" xlink:href="https://www.careerbless.com/aptitude/qa/discuss/series2/0000002957.php" text:style-name="Internet_20_link" text:visited-style-name="Visited_20_Internet_20_Link">Discuss</text:a></text:p>
          </table:table-cell>
        </table:table-row>
      </table:table>
      <text:section text:style-name="Sect1" text:name="a7">
        <text:p text:style-name="Text_20_body">Here is the answer and explanation</text:p>
        <text:p text:style-name="P4">Answer : Option D</text:p>
        <text:p text:style-name="P4">Explanation : </text:p>
        <text:p text:style-name="P4">Numbers are alternatively multiplied by 2 and increased by 3<text:line-break/><text:line-break/>5 × 2 = 10<text:line-break/>10 + 3 = 13<text:line-break/>13 × 2 = 26<text:line-break/>26 + 3 = 29<text:line-break/>29 × 2 = 58<text:line-break/><text:soft-page-break/>58 + 3 = 61<text:line-break/>61 × 2 = 122</text:p>
      </text:section>
      <text:p text:style-name="Text_20_body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">8.    1, 8, 27, 64, 125, 216, (....)</text:p>
          </table:table-cell>
          <table:covered-table-cell/>
        </table:table-row>
        <table:table-row>
          <table:table-cell table:style-name="Table15.A1" office:value-type="string">
            <text:p text:style-name="P3">A. 354</text:p>
          </table:table-cell>
          <table:table-cell table:style-name="Table15.A1" office:value-type="string">
            <text:p text:style-name="P3">B. 392</text:p>
          </table:table-cell>
        </table:table-row>
        <table:table-row>
          <table:table-cell table:style-name="Table15.A1" office:value-type="string">
            <text:p text:style-name="P3">C. 343</text:p>
          </table:table-cell>
          <table:table-cell table:style-name="Table15.A1" office:value-type="string">
            <text:p text:style-name="P3">D. 245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section text:style-name="Sect1" text:name="o8">
              <text:p text:style-name="Table_20_Contents"><text:a xlink:type="simple" xlink:href="javascript:hideAnswer('a8','o8');" text:style-name="Internet_20_link" text:visited-style-name="Visited_20_Internet_20_Link">Hide Answer</text:a></text:p>
            </text:section>
            <text:p text:style-name="P1">|</text:p>
            <text:section text:style-name="Sect1" text:name="p8">
              <text:p text:style-name="Table_20_Contents"><text:bookmark text:name="q8"/><text:a xlink:type="simple" xlink:href="javascript:showNB(8)" text:style-name="Internet_20_link" text:visited-style-name="Visited_20_Internet_20_Link">Notebook</text:a></text:p>
            </text:section>
          </table:table-cell>
          <table:table-cell table:style-name="Table16.A1" office:value-type="string">
            <text:p text:style-name="Table_20_Contents">| <text:a xlink:type="simple" xlink:href="https://www.careerbless.com/aptitude/qa/discuss/series2/0000002958.php" text:style-name="Internet_20_link" text:visited-style-name="Visited_20_Internet_20_Link">Discuss</text:a></text:p>
          </table:table-cell>
        </table:table-row>
      </table:table>
      <text:section text:style-name="Sect1" text:name="a8">
        <text:p text:style-name="Text_20_body">Here is the answer and explanation</text:p>
        <text:p text:style-name="P4">Answer : Option C</text:p>
        <text:p text:style-name="P4">Explanation : </text:p>
        <text:p text:style-name="P4">The pattern is 1<text:span text:style-name="T1">3</text:span>, 2<text:span text:style-name="T1">3</text:span>, 3<text:span text:style-name="T1">3</text:span>, 4<text:span text:style-name="T1">3</text:span>, 5<text:span text:style-name="T1">3</text:span>, 6<text:span text:style-name="T1">3</text:span>, etc<text:line-break/><text:line-break/>Hence, next number is 7<text:span text:style-name="T1">3</text:span> = 343</text:p>
      </text:section>
      <text:p text:style-name="Text_20_body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">9.    4, 5, 7, 11, 19, (...)</text:p>
          </table:table-cell>
          <table:covered-table-cell/>
        </table:table-row>
        <table:table-row>
          <table:table-cell table:style-name="Table17.A1" office:value-type="string">
            <text:p text:style-name="P3">A. 22</text:p>
          </table:table-cell>
          <table:table-cell table:style-name="Table17.A1" office:value-type="string">
            <text:p text:style-name="P3">B. 35</text:p>
          </table:table-cell>
        </table:table-row>
        <table:table-row>
          <table:table-cell table:style-name="Table17.A1" office:value-type="string">
            <text:p text:style-name="P3">C. 27</text:p>
          </table:table-cell>
          <table:table-cell table:style-name="Table17.A1" office:value-type="string">
            <text:p text:style-name="P3">D. 32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section text:style-name="Sect1" text:name="o9">
              <text:p text:style-name="Table_20_Contents"><text:a xlink:type="simple" xlink:href="javascript:hideAnswer('a9','o9');" text:style-name="Internet_20_link" text:visited-style-name="Visited_20_Internet_20_Link">Hide Answer</text:a></text:p>
            </text:section>
            <text:p text:style-name="P1">|</text:p>
            <text:section text:style-name="Sect1" text:name="p9">
              <text:p text:style-name="Table_20_Contents"><text:bookmark text:name="q9"/><text:a xlink:type="simple" xlink:href="javascript:showNB(9)" text:style-name="Internet_20_link" text:visited-style-name="Visited_20_Internet_20_Link">Notebook</text:a></text:p>
            </text:section>
          </table:table-cell>
          <table:table-cell table:style-name="Table18.A1" office:value-type="string">
            <text:p text:style-name="Table_20_Contents">| <text:a xlink:type="simple" xlink:href="https://www.careerbless.com/aptitude/qa/discuss/series2/0000002959.php" text:style-name="Internet_20_link" text:visited-style-name="Visited_20_Internet_20_Link">Discuss</text:a></text:p>
          </table:table-cell>
        </table:table-row>
      </table:table>
      <text:section text:style-name="Sect1" text:name="a9">
        <text:p text:style-name="Text_20_body">Here is the answer and explanation</text:p>
        <text:p text:style-name="P4">Answer : Option B</text:p>
        <text:p text:style-name="P4">Explanation : </text:p>
        <text:p text:style-name="P4">4<text:line-break/>4 × 2 - 3 = 5<text:line-break/>5 × 2 - 3 = 7<text:line-break/>7 × 2 - 3 = 11<text:line-break/>11 × 2 - 3 = 19<text:line-break/>19 × 2 - 3 = 35</text:p>
      </text:section>
      <text:p text:style-name="Text_20_body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">10.    23, 29, 31, 37, 41, 43, (...)</text:p>
          </table:table-cell>
          <table:covered-table-cell/>
        </table:table-row>
        <text:soft-page-break/>
        <table:table-row>
          <table:table-cell table:style-name="Table19.A1" office:value-type="string">
            <text:p text:style-name="P3">A. 53</text:p>
          </table:table-cell>
          <table:table-cell table:style-name="Table19.A1" office:value-type="string">
            <text:p text:style-name="P3">B. 47</text:p>
          </table:table-cell>
        </table:table-row>
        <table:table-row>
          <table:table-cell table:style-name="Table19.A1" office:value-type="string">
            <text:p text:style-name="P3">C. 48</text:p>
          </table:table-cell>
          <table:table-cell table:style-name="Table19.A1" office:value-type="string">
            <text:p text:style-name="P3">D. 59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section text:style-name="Sect1" text:name="o10">
              <text:p text:style-name="Table_20_Contents"><text:a xlink:type="simple" xlink:href="javascript:hideAnswer('a10','o10');" text:style-name="Internet_20_link" text:visited-style-name="Visited_20_Internet_20_Link">Hide Answer</text:a></text:p>
            </text:section>
            <text:p text:style-name="P1">|</text:p>
            <text:section text:style-name="Sect1" text:name="p10">
              <text:p text:style-name="Table_20_Contents"><text:bookmark text:name="q10"/><text:a xlink:type="simple" xlink:href="javascript:showNB(10)" text:style-name="Internet_20_link" text:visited-style-name="Visited_20_Internet_20_Link">Notebook</text:a></text:p>
            </text:section>
          </table:table-cell>
          <table:table-cell table:style-name="Table20.A1" office:value-type="string">
            <text:p text:style-name="Table_20_Contents">| <text:a xlink:type="simple" xlink:href="https://www.careerbless.com/aptitude/qa/discuss/series2/00000029510.php" text:style-name="Internet_20_link" text:visited-style-name="Visited_20_Internet_20_Link">Discuss</text:a></text:p>
          </table:table-cell>
        </table:table-row>
      </table:table>
      <text:section text:style-name="Sect1" text:name="a10">
        <text:p text:style-name="Text_20_body">Here is the answer and explanation</text:p>
        <text:p text:style-name="P4">Answer : Option B</text:p>
        <text:p text:style-name="P4">Explanation : </text:p>
        <text:p text:style-name="P4">All are prime numbers in their order, starting from 23<text:line-break/><text:line-break/>Hence, next number is 47</text:p>
      </text:section>
      <text:p text:style-name="Text_20_body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3">11.    8, 24, 12, 36, 18, 54, (....)</text:p>
          </table:table-cell>
          <table:covered-table-cell/>
        </table:table-row>
        <table:table-row>
          <table:table-cell table:style-name="Table21.A1" office:value-type="string">
            <text:p text:style-name="P3">A. 27</text:p>
          </table:table-cell>
          <table:table-cell table:style-name="Table21.A1" office:value-type="string">
            <text:p text:style-name="P3">B. 68</text:p>
          </table:table-cell>
        </table:table-row>
        <table:table-row>
          <table:table-cell table:style-name="Table21.A1" office:value-type="string">
            <text:p text:style-name="P3">C. 108</text:p>
          </table:table-cell>
          <table:table-cell table:style-name="Table21.A1" office:value-type="string">
            <text:p text:style-name="P3">D. 72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section text:style-name="Sect1" text:name="o11">
              <text:p text:style-name="Table_20_Contents"><text:a xlink:type="simple" xlink:href="javascript:hideAnswer('a11','o11');" text:style-name="Internet_20_link" text:visited-style-name="Visited_20_Internet_20_Link">Hide Answer</text:a></text:p>
            </text:section>
            <text:p text:style-name="P1">|</text:p>
            <text:section text:style-name="Sect1" text:name="p11">
              <text:p text:style-name="Table_20_Contents"><text:bookmark text:name="q11"/><text:a xlink:type="simple" xlink:href="javascript:showNB(11)" text:style-name="Internet_20_link" text:visited-style-name="Visited_20_Internet_20_Link">Notebook</text:a></text:p>
            </text:section>
          </table:table-cell>
          <table:table-cell table:style-name="Table22.A1" office:value-type="string">
            <text:p text:style-name="Table_20_Contents">| <text:a xlink:type="simple" xlink:href="https://www.careerbless.com/aptitude/qa/discuss/series2/00000029511.php" text:style-name="Internet_20_link" text:visited-style-name="Visited_20_Internet_20_Link">Discuss</text:a></text:p>
          </table:table-cell>
        </table:table-row>
      </table:table>
      <text:section text:style-name="Sect1" text:name="a11">
        <text:p text:style-name="Text_20_body">Here is the answer and explanation</text:p>
        <text:p text:style-name="P4">Answer : Option A</text:p>
        <text:p text:style-name="P4">Explanation : </text:p>
        <text:p text:style-name="P4">8 × 3 = 24<text:line-break/>24 ÷ 2 = 12<text:line-break/>12 × 3 = 36<text:line-break/>36 ÷ 2 = 18<text:line-break/>18 × 3 = 54<text:line-break/>54 ÷ 2 = 27</text:p>
      </text:section>
      <text:p text:style-name="Text_20_body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3">12.    7, 26, 63, 124, 215, 342, (....)</text:p>
          </table:table-cell>
          <table:covered-table-cell/>
        </table:table-row>
        <table:table-row>
          <table:table-cell table:style-name="Table23.A1" office:value-type="string">
            <text:p text:style-name="P3">A. 481</text:p>
          </table:table-cell>
          <table:table-cell table:style-name="Table23.A1" office:value-type="string">
            <text:p text:style-name="P3">B. 391</text:p>
          </table:table-cell>
        </table:table-row>
        <table:table-row>
          <table:table-cell table:style-name="Table23.A1" office:value-type="string">
            <text:p text:style-name="P3">C. 511</text:p>
          </table:table-cell>
          <table:table-cell table:style-name="Table23.A1" office:value-type="string">
            <text:p text:style-name="P3">D. 421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ext:soft-page-break/>
        <table:table-row>
          <table:table-cell table:style-name="Table24.A1" office:value-type="string">
            <text:section text:style-name="Sect1" text:name="o12">
              <text:p text:style-name="Table_20_Contents"><text:a xlink:type="simple" xlink:href="javascript:hideAnswer('a12','o12');" text:style-name="Internet_20_link" text:visited-style-name="Visited_20_Internet_20_Link">Hide Answer</text:a></text:p>
            </text:section>
            <text:p text:style-name="P1">|</text:p>
            <text:section text:style-name="Sect1" text:name="p12">
              <text:p text:style-name="Table_20_Contents"><text:bookmark text:name="q12"/><text:a xlink:type="simple" xlink:href="javascript:showNB(12)" text:style-name="Internet_20_link" text:visited-style-name="Visited_20_Internet_20_Link">Notebook</text:a></text:p>
            </text:section>
          </table:table-cell>
          <table:table-cell table:style-name="Table24.A1" office:value-type="string">
            <text:p text:style-name="Table_20_Contents">| <text:a xlink:type="simple" xlink:href="https://www.careerbless.com/aptitude/qa/discuss/series2/00000029512.php" text:style-name="Internet_20_link" text:visited-style-name="Visited_20_Internet_20_Link">Discuss</text:a></text:p>
          </table:table-cell>
        </table:table-row>
      </table:table>
      <text:section text:style-name="Sect1" text:name="a12">
        <text:p text:style-name="Text_20_body">Here is the answer and explanation</text:p>
        <text:p text:style-name="P4">Answer : Option C</text:p>
        <text:p text:style-name="P4">Explanation : </text:p>
        <text:p text:style-name="P4">The series is (2<text:span text:style-name="T1">3</text:span> - 1), (3<text:span text:style-name="T1">3</text:span> - 1), (4<text:span text:style-name="T1">3</text:span> - 1), (5<text:span text:style-name="T1">3</text:span> - 1), (6<text:span text:style-name="T1">3</text:span> - 1), (7<text:span text:style-name="T1">3</text:span> - 1), ...<text:line-break/><text:line-break/>Hence, next number is (8<text:span text:style-name="T1">3</text:span> - 1) = 511</text:p>
      </text:section>
      <text:p text:style-name="Text_20_body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3">13.    2, -6, 18, -54, 162, (...)</text:p>
          </table:table-cell>
          <table:covered-table-cell/>
        </table:table-row>
        <table:table-row>
          <table:table-cell table:style-name="Table25.A1" office:value-type="string">
            <text:p text:style-name="P3">A. 486</text:p>
          </table:table-cell>
          <table:table-cell table:style-name="Table25.A1" office:value-type="string">
            <text:p text:style-name="P3">B. -486</text:p>
          </table:table-cell>
        </table:table-row>
        <table:table-row>
          <table:table-cell table:style-name="Table25.A1" office:value-type="string">
            <text:p text:style-name="P3">C. 422</text:p>
          </table:table-cell>
          <table:table-cell table:style-name="Table25.A1" office:value-type="string">
            <text:p text:style-name="P3">D. -428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section text:style-name="Sect1" text:name="o13">
              <text:p text:style-name="Table_20_Contents"><text:a xlink:type="simple" xlink:href="javascript:hideAnswer('a13','o13');" text:style-name="Internet_20_link" text:visited-style-name="Visited_20_Internet_20_Link">Hide Answer</text:a></text:p>
            </text:section>
            <text:p text:style-name="P1">|</text:p>
            <text:section text:style-name="Sect1" text:name="p13">
              <text:p text:style-name="Table_20_Contents"><text:bookmark text:name="q13"/><text:a xlink:type="simple" xlink:href="javascript:showNB(13)" text:style-name="Internet_20_link" text:visited-style-name="Visited_20_Internet_20_Link">Notebook</text:a></text:p>
            </text:section>
          </table:table-cell>
          <table:table-cell table:style-name="Table26.A1" office:value-type="string">
            <text:p text:style-name="Table_20_Contents">| <text:a xlink:type="simple" xlink:href="https://www.careerbless.com/aptitude/qa/discuss/series2/00000029513.php" text:style-name="Internet_20_link" text:visited-style-name="Visited_20_Internet_20_Link">Discuss</text:a></text:p>
          </table:table-cell>
        </table:table-row>
      </table:table>
      <text:section text:style-name="Sect1" text:name="a13">
        <text:p text:style-name="Text_20_body">Here is the answer and explanation</text:p>
        <text:p text:style-name="P4">Answer : Option B</text:p>
        <text:p text:style-name="P4">Explanation : </text:p>
        <text:p text:style-name="P4">2 × -3 = -6<text:line-break/>-6 × -3 = 18<text:line-break/>18 × -3 = -54<text:line-break/>-54 × -3 = 162<text:line-break/>162 × -3 = -486</text:p>
      </text:section>
      <text:p text:style-name="Text_20_body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3">14.    2, 6, 12, 20, 30, 42, 56, (...)</text:p>
          </table:table-cell>
          <table:covered-table-cell/>
        </table:table-row>
        <table:table-row>
          <table:table-cell table:style-name="Table27.A1" office:value-type="string">
            <text:p text:style-name="P3">A. 61</text:p>
          </table:table-cell>
          <table:table-cell table:style-name="Table27.A1" office:value-type="string">
            <text:p text:style-name="P3">B. 72</text:p>
          </table:table-cell>
        </table:table-row>
        <table:table-row>
          <table:table-cell table:style-name="Table27.A1" office:value-type="string">
            <text:p text:style-name="P3">C. 64</text:p>
          </table:table-cell>
          <table:table-cell table:style-name="Table27.A1" office:value-type="string">
            <text:p text:style-name="P3">D. 70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section text:style-name="Sect1" text:name="o14">
              <text:p text:style-name="Table_20_Contents"><text:a xlink:type="simple" xlink:href="javascript:hideAnswer('a14','o14');" text:style-name="Internet_20_link" text:visited-style-name="Visited_20_Internet_20_Link">Hide Answer</text:a></text:p>
            </text:section>
            <text:p text:style-name="P1">|</text:p>
            <text:section text:style-name="Sect1" text:name="p14">
              <text:p text:style-name="Table_20_Contents"><text:bookmark text:name="q14"/><text:a xlink:type="simple" xlink:href="javascript:showNB(14)" text:style-name="Internet_20_link" text:visited-style-name="Visited_20_Internet_20_Link">Notebook</text:a></text:p>
            </text:section>
          </table:table-cell>
          <table:table-cell table:style-name="Table28.A1" office:value-type="string">
            <text:p text:style-name="Table_20_Contents">| <text:a xlink:type="simple" xlink:href="https://www.careerbless.com/aptitude/qa/discuss/series2/00000029514.php" text:style-name="Internet_20_link" text:visited-style-name="Visited_20_Internet_20_Link">Discuss</text:a></text:p>
          </table:table-cell>
        </table:table-row>
      </table:table>
      <text:section text:style-name="Sect1" text:name="a14">
        <text:p text:style-name="Text_20_body">Here is the answer and explanation</text:p>
        <text:p text:style-name="P4">Answer : Option B</text:p>
        <text:p text:style-name="P4">Explanation : </text:p>
        <text:p text:style-name="P4"><text:soft-page-break/>The pattern is 1×2, 2×3, 3×4, 4×5, 5×6, 6×7, 7×8.<text:line-break/><text:line-break/>Hence, next number is 8×9 = 72</text:p>
      </text:section>
      <text:p text:style-name="Text_20_body"/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columns-spanned="2" office:value-type="string">
            <text:p text:style-name="P3">15.    8, 12, 18, 27, 40.5, (...)</text:p>
          </table:table-cell>
          <table:covered-table-cell/>
        </table:table-row>
        <table:table-row>
          <table:table-cell table:style-name="Table29.A1" office:value-type="string">
            <text:p text:style-name="P3">A. 60.75</text:p>
          </table:table-cell>
          <table:table-cell table:style-name="Table29.A1" office:value-type="string">
            <text:p text:style-name="P3">B. 62</text:p>
          </table:table-cell>
        </table:table-row>
        <table:table-row>
          <table:table-cell table:style-name="Table29.A1" office:value-type="string">
            <text:p text:style-name="P3">C. 58</text:p>
          </table:table-cell>
          <table:table-cell table:style-name="Table29.A1" office:value-type="string">
            <text:p text:style-name="P3">D. 60.5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section text:style-name="Sect1" text:name="o15">
              <text:p text:style-name="Table_20_Contents"><text:a xlink:type="simple" xlink:href="javascript:hideAnswer('a15','o15');" text:style-name="Internet_20_link" text:visited-style-name="Visited_20_Internet_20_Link">Hide Answer</text:a></text:p>
            </text:section>
            <text:p text:style-name="P1">|</text:p>
            <text:section text:style-name="Sect1" text:name="p15">
              <text:p text:style-name="Table_20_Contents"><text:bookmark text:name="q15"/><text:a xlink:type="simple" xlink:href="javascript:showNB(15)" text:style-name="Internet_20_link" text:visited-style-name="Visited_20_Internet_20_Link">Notebook</text:a></text:p>
            </text:section>
          </table:table-cell>
          <table:table-cell table:style-name="Table30.A1" office:value-type="string">
            <text:p text:style-name="Table_20_Contents">| <text:a xlink:type="simple" xlink:href="https://www.careerbless.com/aptitude/qa/discuss/series2/00000029515.php" text:style-name="Internet_20_link" text:visited-style-name="Visited_20_Internet_20_Link">Discuss</text:a></text:p>
          </table:table-cell>
        </table:table-row>
      </table:table>
      <text:section text:style-name="Sect1" text:name="a15">
        <text:p text:style-name="Text_20_body">Here is the answer and explanation</text:p>
        <text:p text:style-name="P4">Answer : Option A</text:p>
        <text:p text:style-name="P4">Explanation : </text:p>
        <text:p text:style-name="P4">8<text:line-break/>(8×3)÷ 2 = 12<text:line-break/>(12×3)÷ 2 = 18<text:line-break/>(18×3)÷ 2 = 27<text:line-break/>(27×3)÷ 2 = 40.5<text:line-break/>(40.5×3)÷ 2 = 60.75</text:p>
      </text:section>
      <text:p text:style-name="Text_20_body"/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p text:style-name="P3">16.    196, 144, 100, 64, 36, ?</text:p>
          </table:table-cell>
          <table:covered-table-cell/>
        </table:table-row>
        <table:table-row>
          <table:table-cell table:style-name="Table31.A1" office:value-type="string">
            <text:p text:style-name="P3">A. 16</text:p>
          </table:table-cell>
          <table:table-cell table:style-name="Table31.A1" office:value-type="string">
            <text:p text:style-name="P3">B. 8</text:p>
          </table:table-cell>
        </table:table-row>
        <table:table-row>
          <table:table-cell table:style-name="Table31.A1" office:value-type="string">
            <text:p text:style-name="P3">C. 18</text:p>
          </table:table-cell>
          <table:table-cell table:style-name="Table31.A1" office:value-type="string">
            <text:p text:style-name="P3">D. 12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section text:style-name="Sect1" text:name="o16">
              <text:p text:style-name="Table_20_Contents"><text:a xlink:type="simple" xlink:href="javascript:hideAnswer('a16','o16');" text:style-name="Internet_20_link" text:visited-style-name="Visited_20_Internet_20_Link">Hide Answer</text:a></text:p>
            </text:section>
            <text:p text:style-name="P1">|</text:p>
            <text:section text:style-name="Sect1" text:name="p16">
              <text:p text:style-name="Table_20_Contents"><text:bookmark text:name="q16"/><text:a xlink:type="simple" xlink:href="javascript:showNB(16)" text:style-name="Internet_20_link" text:visited-style-name="Visited_20_Internet_20_Link">Notebook</text:a></text:p>
            </text:section>
          </table:table-cell>
          <table:table-cell table:style-name="Table32.A1" office:value-type="string">
            <text:p text:style-name="Table_20_Contents">| <text:a xlink:type="simple" xlink:href="https://www.careerbless.com/aptitude/qa/discuss/series2/00000029516.php" text:style-name="Internet_20_link" text:visited-style-name="Visited_20_Internet_20_Link">Discuss</text:a></text:p>
          </table:table-cell>
        </table:table-row>
      </table:table>
      <text:section text:style-name="Sect1" text:name="a16">
        <text:p text:style-name="Text_20_body">Here is the answer and explanation</text:p>
        <text:p text:style-name="P4">Answer : Option A</text:p>
        <text:p text:style-name="P4">Explanation : </text:p>
        <text:p text:style-name="P4">The patter is 14<text:span text:style-name="T1">2</text:span>, 12<text:span text:style-name="T1">2</text:span>, 10<text:span text:style-name="T1">2</text:span>, 8<text:span text:style-name="T1">2</text:span>, 6<text:span text:style-name="T1">2</text:span>, ...<text:line-break/><text:line-break/>So next number is 4<text:span text:style-name="T1">2</text:span> = 16</text:p>
      </text:section>
      <text:p text:style-name="Text_20_body"/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p text:style-name="P3">17.    2, 3, 5, 16, 231, ?<text:soft-page-break/></text:p>
          </table:table-cell>
          <table:covered-table-cell/>
        </table:table-row>
        <table:table-row>
          <table:table-cell table:style-name="Table33.A1" office:value-type="string">
            <text:p text:style-name="P3">A. 62005</text:p>
          </table:table-cell>
          <table:table-cell table:style-name="Table33.A1" office:value-type="string">
            <text:p text:style-name="P3">B. 52120</text:p>
          </table:table-cell>
        </table:table-row>
        <table:table-row>
          <table:table-cell table:style-name="Table33.A1" office:value-type="string">
            <text:p text:style-name="P3">C. 422</text:p>
          </table:table-cell>
          <table:table-cell table:style-name="Table33.A1" office:value-type="string">
            <text:p text:style-name="P3">D. 53105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section text:style-name="Sect1" text:name="o17">
              <text:p text:style-name="Table_20_Contents"><text:a xlink:type="simple" xlink:href="javascript:hideAnswer('a17','o17');" text:style-name="Internet_20_link" text:visited-style-name="Visited_20_Internet_20_Link">Hide Answer</text:a></text:p>
            </text:section>
            <text:p text:style-name="P1">|</text:p>
            <text:section text:style-name="Sect1" text:name="p17">
              <text:p text:style-name="Table_20_Contents"><text:bookmark text:name="q17"/><text:a xlink:type="simple" xlink:href="javascript:showNB(17)" text:style-name="Internet_20_link" text:visited-style-name="Visited_20_Internet_20_Link">Notebook</text:a></text:p>
            </text:section>
          </table:table-cell>
          <table:table-cell table:style-name="Table34.A1" office:value-type="string">
            <text:p text:style-name="Table_20_Contents">| <text:a xlink:type="simple" xlink:href="https://www.careerbless.com/aptitude/qa/discuss/series2/00000029517.php" text:style-name="Internet_20_link" text:visited-style-name="Visited_20_Internet_20_Link">Discuss</text:a></text:p>
          </table:table-cell>
        </table:table-row>
      </table:table>
      <text:section text:style-name="Sect1" text:name="a17">
        <text:p text:style-name="Text_20_body">Here is the answer and explanation</text:p>
        <text:p text:style-name="P4">Answer : Option D</text:p>
        <text:p text:style-name="P4">Explanation : </text:p>
        <text:p text:style-name="P4">2<text:line-break/>3<text:line-break/>3<text:span text:style-name="T1">2</text:span> - 2<text:span text:style-name="T1">2</text:span> = 5<text:line-break/>5<text:span text:style-name="T1">2</text:span> - 3<text:span text:style-name="T1">2</text:span> = 16<text:line-break/>16<text:span text:style-name="T1">2</text:span> - 5<text:span text:style-name="T1">2</text:span> = 231<text:line-break/>231<text:span text:style-name="T1">2</text:span> - 16<text:span text:style-name="T1">2</text:span> = 53105</text:p>
      </text:section>
      <text:p text:style-name="Text_20_body"/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3">18.    279936, 46656, 7776, 1296, 216, ?</text:p>
          </table:table-cell>
          <table:covered-table-cell/>
        </table:table-row>
        <table:table-row>
          <table:table-cell table:style-name="Table35.A1" office:value-type="string">
            <text:p text:style-name="P3">A. 60</text:p>
          </table:table-cell>
          <table:table-cell table:style-name="Table35.A1" office:value-type="string">
            <text:p text:style-name="P3">B. 46</text:p>
          </table:table-cell>
        </table:table-row>
        <table:table-row>
          <table:table-cell table:style-name="Table35.A1" office:value-type="string">
            <text:p text:style-name="P3">C. 36</text:p>
          </table:table-cell>
          <table:table-cell table:style-name="Table35.A1" office:value-type="string">
            <text:p text:style-name="P3">D. 66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section text:style-name="Sect1" text:name="o18">
              <text:p text:style-name="Table_20_Contents"><text:a xlink:type="simple" xlink:href="javascript:hideAnswer('a18','o18');" text:style-name="Internet_20_link" text:visited-style-name="Visited_20_Internet_20_Link">Hide Answer</text:a></text:p>
            </text:section>
            <text:p text:style-name="P1">|</text:p>
            <text:section text:style-name="Sect1" text:name="p18">
              <text:p text:style-name="Table_20_Contents"><text:bookmark text:name="q18"/><text:a xlink:type="simple" xlink:href="javascript:showNB(18)" text:style-name="Internet_20_link" text:visited-style-name="Visited_20_Internet_20_Link">Notebook</text:a></text:p>
            </text:section>
          </table:table-cell>
          <table:table-cell table:style-name="Table36.A1" office:value-type="string">
            <text:p text:style-name="Table_20_Contents">| <text:a xlink:type="simple" xlink:href="https://www.careerbless.com/aptitude/qa/discuss/series2/00000029518.php" text:style-name="Internet_20_link" text:visited-style-name="Visited_20_Internet_20_Link">Discuss</text:a></text:p>
          </table:table-cell>
        </table:table-row>
      </table:table>
      <text:section text:style-name="Sect1" text:name="a18">
        <text:p text:style-name="Text_20_body">Here is the answer and explanation</text:p>
        <text:p text:style-name="P4">Answer : Option C</text:p>
        <text:p text:style-name="P4">Explanation : </text:p>
        <text:p text:style-name="P4">Go on dividing by 6 to the next number</text:p>
      </text:section>
      <text:p text:style-name="Text_20_body"/>
      <table:table table:name="Table37" table:style-name="Table37">
        <table:table-column table:style-name="Table37.A"/>
        <table:table-column table:style-name="Table37.B"/>
        <table:table-row>
          <table:table-cell table:style-name="Table37.A1" table:number-columns-spanned="2" office:value-type="string">
            <text:p text:style-name="P3">19.    220, 218, 214, 208, 200, 190, ?</text:p>
          </table:table-cell>
          <table:covered-table-cell/>
        </table:table-row>
        <table:table-row>
          <table:table-cell table:style-name="Table37.A1" office:value-type="string">
            <text:p text:style-name="P3">A. 166</text:p>
          </table:table-cell>
          <table:table-cell table:style-name="Table37.A1" office:value-type="string">
            <text:p text:style-name="P3">B. 178</text:p>
          </table:table-cell>
        </table:table-row>
        <table:table-row>
          <table:table-cell table:style-name="Table37.A1" office:value-type="string">
            <text:p text:style-name="P3">C. 182</text:p>
          </table:table-cell>
          <table:table-cell table:style-name="Table37.A1" office:value-type="string">
            <text:p text:style-name="P3">D. 190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ext:soft-page-break/>
        <table:table-row>
          <table:table-cell table:style-name="Table38.A1" office:value-type="string">
            <text:section text:style-name="Sect1" text:name="o19">
              <text:p text:style-name="Table_20_Contents"><text:a xlink:type="simple" xlink:href="javascript:hideAnswer('a19','o19');" text:style-name="Internet_20_link" text:visited-style-name="Visited_20_Internet_20_Link">Hide Answer</text:a></text:p>
            </text:section>
            <text:p text:style-name="P1">|</text:p>
            <text:section text:style-name="Sect1" text:name="p19">
              <text:p text:style-name="Table_20_Contents"><text:bookmark text:name="q19"/><text:a xlink:type="simple" xlink:href="javascript:showNB(19)" text:style-name="Internet_20_link" text:visited-style-name="Visited_20_Internet_20_Link">Notebook</text:a></text:p>
            </text:section>
          </table:table-cell>
          <table:table-cell table:style-name="Table38.A1" office:value-type="string">
            <text:p text:style-name="Table_20_Contents">| <text:a xlink:type="simple" xlink:href="https://www.careerbless.com/aptitude/qa/discuss/series2/00000029519.php" text:style-name="Internet_20_link" text:visited-style-name="Visited_20_Internet_20_Link">Discuss</text:a></text:p>
          </table:table-cell>
        </table:table-row>
      </table:table>
      <text:section text:style-name="Sect1" text:name="a19">
        <text:p text:style-name="Text_20_body">Here is the answer and explanation</text:p>
        <text:p text:style-name="P4">Answer : Option B</text:p>
        <text:p text:style-name="P4">Explanation : </text:p>
        <text:p text:style-name="P4">220<text:line-break/>220 - 2 = 218<text:line-break/>218 - 4 = 214<text:line-break/>214 - 6 = 208<text:line-break/>208 - 8 = 200<text:line-break/>200 - 10 = 190<text:line-break/>190 - 12 = 178</text:p>
      </text:section>
      <text:p text:style-name="Text_20_body"/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3">20.    12, 38, 116, 350, 1052, ?</text:p>
          </table:table-cell>
          <table:covered-table-cell/>
        </table:table-row>
        <table:table-row>
          <table:table-cell table:style-name="Table39.A1" office:value-type="string">
            <text:p text:style-name="P3">A. 1800</text:p>
          </table:table-cell>
          <table:table-cell table:style-name="Table39.A1" office:value-type="string">
            <text:p text:style-name="P3">B. 2200</text:p>
          </table:table-cell>
        </table:table-row>
        <table:table-row>
          <table:table-cell table:style-name="Table39.A1" office:value-type="string">
            <text:p text:style-name="P3">C. 2800</text:p>
          </table:table-cell>
          <table:table-cell table:style-name="Table39.A1" office:value-type="string">
            <text:p text:style-name="P3">D. 3158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section text:style-name="Sect1" text:name="o20">
              <text:p text:style-name="Table_20_Contents"><text:a xlink:type="simple" xlink:href="javascript:hideAnswer('a20','o20');" text:style-name="Internet_20_link" text:visited-style-name="Visited_20_Internet_20_Link">Hide Answer</text:a></text:p>
            </text:section>
            <text:p text:style-name="P1">|</text:p>
            <text:section text:style-name="Sect1" text:name="p20">
              <text:p text:style-name="Table_20_Contents"><text:bookmark text:name="q20"/><text:a xlink:type="simple" xlink:href="javascript:showNB(20)" text:style-name="Internet_20_link" text:visited-style-name="Visited_20_Internet_20_Link">Notebook</text:a></text:p>
            </text:section>
          </table:table-cell>
          <table:table-cell table:style-name="Table40.A1" office:value-type="string">
            <text:p text:style-name="Table_20_Contents">| <text:a xlink:type="simple" xlink:href="https://www.careerbless.com/aptitude/qa/discuss/series2/00000029520.php" text:style-name="Internet_20_link" text:visited-style-name="Visited_20_Internet_20_Link">Discuss</text:a></text:p>
          </table:table-cell>
        </table:table-row>
      </table:table>
      <text:section text:style-name="Sect1" text:name="a20">
        <text:p text:style-name="Text_20_body">Here is the answer and explanation</text:p>
        <text:p text:style-name="P4">Answer : Option D</text:p>
        <text:p text:style-name="P4">Explanation : </text:p>
        <text:p text:style-name="P4">12<text:line-break/>12 × 3 + 2 = 38<text:line-break/>38 × 3 + 2 = 116<text:line-break/>116 × 3 + 2 = 350<text:line-break/>350 × 3 + 2 = 1052<text:line-break/>1052 × 3 + 2 = 3158</text:p>
      </text:section>
      <text:p text:style-name="Text_20_body"/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3">21.    9, 35, 91, 189, 341, ?</text:p>
          </table:table-cell>
          <table:covered-table-cell/>
        </table:table-row>
        <table:table-row>
          <table:table-cell table:style-name="Table41.A1" office:value-type="string">
            <text:p text:style-name="P3">A. 502</text:p>
          </table:table-cell>
          <table:table-cell table:style-name="Table41.A1" office:value-type="string">
            <text:p text:style-name="P3">B. 521</text:p>
          </table:table-cell>
        </table:table-row>
        <table:table-row>
          <table:table-cell table:style-name="Table41.A1" office:value-type="string">
            <text:p text:style-name="P3">C. 559</text:p>
          </table:table-cell>
          <table:table-cell table:style-name="Table41.A1" office:value-type="string">
            <text:p text:style-name="P3">D. 611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ext:soft-page-break/>
        <table:table-row>
          <table:table-cell table:style-name="Table42.A1" office:value-type="string">
            <text:section text:style-name="Sect1" text:name="o21">
              <text:p text:style-name="Table_20_Contents"><text:a xlink:type="simple" xlink:href="javascript:hideAnswer('a21','o21');" text:style-name="Internet_20_link" text:visited-style-name="Visited_20_Internet_20_Link">Hide Answer</text:a></text:p>
            </text:section>
            <text:p text:style-name="P1">|</text:p>
            <text:section text:style-name="Sect1" text:name="p21">
              <text:p text:style-name="Table_20_Contents"><text:bookmark text:name="q21"/><text:a xlink:type="simple" xlink:href="javascript:showNB(21)" text:style-name="Internet_20_link" text:visited-style-name="Visited_20_Internet_20_Link">Notebook</text:a></text:p>
            </text:section>
          </table:table-cell>
          <table:table-cell table:style-name="Table42.A1" office:value-type="string">
            <text:p text:style-name="Table_20_Contents">| <text:a xlink:type="simple" xlink:href="https://www.careerbless.com/aptitude/qa/discuss/series2/00000029521.php" text:style-name="Internet_20_link" text:visited-style-name="Visited_20_Internet_20_Link">Discuss</text:a></text:p>
          </table:table-cell>
        </table:table-row>
      </table:table>
      <text:section text:style-name="Sect1" text:name="a21">
        <text:p text:style-name="Text_20_body">Here is the answer and explanation</text:p>
        <text:p text:style-name="P4">Answer : Option C</text:p>
        <text:p text:style-name="P4">Explanation : </text:p>
        <text:p text:style-name="P4">1<text:span text:style-name="T1">3</text:span> + 2<text:span text:style-name="T1">3</text:span> = 9<text:line-break/>2<text:span text:style-name="T1">3</text:span> + 3<text:span text:style-name="T1">3</text:span> = 35<text:line-break/>3<text:span text:style-name="T1">3</text:span> + 4<text:span text:style-name="T1">3</text:span> = 91<text:line-break/>4<text:span text:style-name="T1">3</text:span> + 5<text:span text:style-name="T1">3</text:span> = 189<text:line-break/>5<text:span text:style-name="T1">3</text:span> + 6<text:span text:style-name="T1">3</text:span> = 341<text:line-break/>6<text:span text:style-name="T1">3</text:span> + 7<text:span text:style-name="T1">3</text:span> = 559</text:p>
      </text:section>
      <text:p text:style-name="Text_20_body"/>
      <table:table table:name="Table43" table:style-name="Table43">
        <table:table-column table:style-name="Table43.A"/>
        <table:table-column table:style-name="Table43.B"/>
        <table:table-row>
          <table:table-cell table:style-name="Table43.A1" table:number-columns-spanned="2" office:value-type="string">
            <text:p text:style-name="P3">22.    78, 64, 48, 30, 10, (...)</text:p>
          </table:table-cell>
          <table:covered-table-cell/>
        </table:table-row>
        <table:table-row>
          <table:table-cell table:style-name="Table43.A1" office:value-type="string">
            <text:p text:style-name="P3">A. -12</text:p>
          </table:table-cell>
          <table:table-cell table:style-name="Table43.A1" office:value-type="string">
            <text:p text:style-name="P3">B. -14</text:p>
          </table:table-cell>
        </table:table-row>
        <table:table-row>
          <table:table-cell table:style-name="Table43.A1" office:value-type="string">
            <text:p text:style-name="P3">C. 2</text:p>
          </table:table-cell>
          <table:table-cell table:style-name="Table43.A1" office:value-type="string">
            <text:p text:style-name="P3">D. 8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section text:style-name="Sect1" text:name="o22">
              <text:p text:style-name="Table_20_Contents"><text:a xlink:type="simple" xlink:href="javascript:hideAnswer('a22','o22');" text:style-name="Internet_20_link" text:visited-style-name="Visited_20_Internet_20_Link">Hide Answer</text:a></text:p>
            </text:section>
            <text:p text:style-name="P1">|</text:p>
            <text:section text:style-name="Sect1" text:name="p22">
              <text:p text:style-name="Table_20_Contents"><text:bookmark text:name="q22"/><text:a xlink:type="simple" xlink:href="javascript:showNB(22)" text:style-name="Internet_20_link" text:visited-style-name="Visited_20_Internet_20_Link">Notebook</text:a></text:p>
            </text:section>
          </table:table-cell>
          <table:table-cell table:style-name="Table44.A1" office:value-type="string">
            <text:p text:style-name="Table_20_Contents">| <text:a xlink:type="simple" xlink:href="https://www.careerbless.com/aptitude/qa/discuss/series2/00000029522.php" text:style-name="Internet_20_link" text:visited-style-name="Visited_20_Internet_20_Link">Discuss</text:a></text:p>
          </table:table-cell>
        </table:table-row>
      </table:table>
      <text:section text:style-name="Sect1" text:name="a22">
        <text:p text:style-name="Text_20_body">Here is the answer and explanation</text:p>
        <text:p text:style-name="P4">Answer : Option A</text:p>
        <text:p text:style-name="P4">Explanation : </text:p>
        <text:p text:style-name="P4">78 - 14 = 64<text:line-break/>64 - 16 = 48<text:line-break/>48 - 18 = 30<text:line-break/>30 - 20 = 10<text:line-break/>10 - 22 = -12</text:p>
      </text:section>
      <text:p text:style-name="Text_20_body"/>
      <table:table table:name="Table45" table:style-name="Table45">
        <table:table-column table:style-name="Table45.A"/>
        <table:table-column table:style-name="Table45.B"/>
        <table:table-row>
          <table:table-cell table:style-name="Table45.A1" table:number-columns-spanned="2" office:value-type="string">
            <text:p text:style-name="P3">23.    16384, 8192, 2048, 256, 16, ?</text:p>
          </table:table-cell>
          <table:covered-table-cell/>
        </table:table-row>
        <table:table-row>
          <table:table-cell table:style-name="Table45.A1" office:value-type="string">
            <text:p text:style-name="P3">A. 1</text:p>
          </table:table-cell>
          <table:table-cell table:style-name="Table45.A1" office:value-type="string">
            <text:p text:style-name="P3">B. 8</text:p>
          </table:table-cell>
        </table:table-row>
        <table:table-row>
          <table:table-cell table:style-name="Table45.A1" office:value-type="string">
            <text:p text:style-name="P3">C. 2</text:p>
          </table:table-cell>
          <table:table-cell table:style-name="Table45.A1" office:value-type="string">
            <text:p text:style-name="P3">D. 0.5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section text:style-name="Sect1" text:name="o23">
              <text:p text:style-name="Table_20_Contents"><text:a xlink:type="simple" xlink:href="javascript:hideAnswer('a23','o23');" text:style-name="Internet_20_link" text:visited-style-name="Visited_20_Internet_20_Link">Hide Answer</text:a></text:p>
            </text:section>
            <text:p text:style-name="P1">|</text:p>
            <text:section text:style-name="Sect1" text:name="p23">
              <text:p text:style-name="Table_20_Contents"><text:bookmark text:name="q23"/><text:a xlink:type="simple" xlink:href="javascript:showNB(23)" text:style-name="Internet_20_link" text:visited-style-name="Visited_20_Internet_20_Link">Notebook</text:a></text:p>
            </text:section>
          </table:table-cell>
          <table:table-cell table:style-name="Table46.A1" office:value-type="string">
            <text:p text:style-name="Table_20_Contents">| <text:a xlink:type="simple" xlink:href="https://www.careerbless.com/aptitude/qa/discuss/series2/00000029523.php" text:style-name="Internet_20_link" text:visited-style-name="Visited_20_Internet_20_Link">Discuss</text:a></text:p>
          </table:table-cell>
        </table:table-row>
      </table:table>
      <text:section text:style-name="Sect1" text:name="a23">
        <text:p text:style-name="Text_20_body"><text:soft-page-break/>Here is the answer and explanation</text:p>
        <text:p text:style-name="P4">Answer : Option D</text:p>
        <text:p text:style-name="P4">Explanation : </text:p>
        <text:p text:style-name="P4">Terms are continuously divided by 2,4,8,16, and so on<text:line-break/><text:line-break/>16384<text:line-break/>16384 ÷ 2 = 8192<text:line-break/>8192 ÷ 4 = 2048<text:line-break/>2048 ÷ 8 = 256<text:line-break/>256 ÷ 16 = 16<text:line-break/>16 ÷ 32 = 0.5</text:p>
      </text:section>
      <text:p text:style-name="Text_20_body"/>
      <table:table table:name="Table47" table:style-name="Table47">
        <table:table-column table:style-name="Table47.A"/>
        <table:table-column table:style-name="Table47.B"/>
        <table:table-row>
          <table:table-cell table:style-name="Table47.A1" table:number-columns-spanned="2" office:value-type="string">
            <text:p text:style-name="P3">24.    46080, 3840, 384, 48, 8, 2, ?</text:p>
          </table:table-cell>
          <table:covered-table-cell/>
        </table:table-row>
        <table:table-row>
          <table:table-cell table:style-name="Table47.A1" office:value-type="string">
            <text:p text:style-name="P3">A. 1</text:p>
          </table:table-cell>
          <table:table-cell table:style-name="Table47.A1" office:value-type="string">
            <text:p text:style-name="P3">B. <text:span text:style-name="T1">1</text:span>⁄<text:span text:style-name="T2">64</text:span> </text:p>
          </table:table-cell>
        </table:table-row>
        <table:table-row>
          <table:table-cell table:style-name="Table47.A1" office:value-type="string">
            <text:p text:style-name="P3">C. <text:span text:style-name="T1">1</text:span>⁄<text:span text:style-name="T2">8</text:span> </text:p>
          </table:table-cell>
          <table:table-cell table:style-name="Table47.A1" office:value-type="string">
            <text:p text:style-name="P3">D. None of these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section text:style-name="Sect1" text:name="o24">
              <text:p text:style-name="Table_20_Contents"><text:a xlink:type="simple" xlink:href="javascript:hideAnswer('a24','o24');" text:style-name="Internet_20_link" text:visited-style-name="Visited_20_Internet_20_Link">Hide Answer</text:a></text:p>
            </text:section>
            <text:p text:style-name="P1">|</text:p>
            <text:section text:style-name="Sect1" text:name="p24">
              <text:p text:style-name="Table_20_Contents"><text:bookmark text:name="q24"/><text:a xlink:type="simple" xlink:href="javascript:showNB(24)" text:style-name="Internet_20_link" text:visited-style-name="Visited_20_Internet_20_Link">Notebook</text:a></text:p>
            </text:section>
          </table:table-cell>
          <table:table-cell table:style-name="Table48.A1" office:value-type="string">
            <text:p text:style-name="Table_20_Contents">| <text:a xlink:type="simple" xlink:href="https://www.careerbless.com/aptitude/qa/discuss/series2/00000029524.php" text:style-name="Internet_20_link" text:visited-style-name="Visited_20_Internet_20_Link">Discuss</text:a></text:p>
          </table:table-cell>
        </table:table-row>
      </table:table>
      <text:section text:style-name="Sect1" text:name="a24">
        <text:p text:style-name="Text_20_body">Here is the answer and explanation</text:p>
        <text:p text:style-name="P4">Answer : Option A</text:p>
        <text:p text:style-name="P4">Explanation : </text:p>
        <text:p text:style-name="P4">46080 ÷ 12 = 3840<text:line-break/>3840 ÷ 10 = 384<text:line-break/>384 ÷ 8 = 48<text:line-break/>48 ÷ 6 = 8<text:line-break/>8 ÷ 4 = 2<text:line-break/>2 ÷ 2 = 1</text:p>
      </text:section>
      <text:p text:style-name="Text_20_body"/>
      <table:table table:name="Table49" table:style-name="Table49">
        <table:table-column table:style-name="Table49.A"/>
        <table:table-column table:style-name="Table49.B"/>
        <table:table-row>
          <table:table-cell table:style-name="Table49.A1" table:number-columns-spanned="2" office:value-type="string">
            <text:p text:style-name="P3">25.    7, 21, 63, 189, 567, ?</text:p>
          </table:table-cell>
          <table:covered-table-cell/>
        </table:table-row>
        <table:table-row>
          <table:table-cell table:style-name="Table49.A1" office:value-type="string">
            <text:p text:style-name="P3">A. 1521</text:p>
          </table:table-cell>
          <table:table-cell table:style-name="Table49.A1" office:value-type="string">
            <text:p text:style-name="P3">B. 1609</text:p>
          </table:table-cell>
        </table:table-row>
        <table:table-row>
          <table:table-cell table:style-name="Table49.A1" office:value-type="string">
            <text:p text:style-name="P3">C. 1307</text:p>
          </table:table-cell>
          <table:table-cell table:style-name="Table49.A1" office:value-type="string">
            <text:p text:style-name="P3">D. 1701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section text:style-name="Sect1" text:name="o25">
              <text:p text:style-name="Table_20_Contents"><text:a xlink:type="simple" xlink:href="javascript:hideAnswer('a25','o25');" text:style-name="Internet_20_link" text:visited-style-name="Visited_20_Internet_20_Link">Hide Answer</text:a></text:p>
            </text:section>
            <text:p text:style-name="P1">|</text:p>
            <text:section text:style-name="Sect1" text:name="p25">
              <text:p text:style-name="Table_20_Contents"><text:bookmark text:name="q25"/><text:a xlink:type="simple" xlink:href="javascript:showNB(25)" text:style-name="Internet_20_link" text:visited-style-name="Visited_20_Internet_20_Link">Notebook</text:a></text:p>
            </text:section>
          </table:table-cell>
          <table:table-cell table:style-name="Table50.A1" office:value-type="string">
            <text:p text:style-name="Table_20_Contents">| <text:a xlink:type="simple" xlink:href="https://www.careerbless.com/aptitude/qa/discuss/series2/00000029525.php" text:style-name="Internet_20_link" text:visited-style-name="Visited_20_Internet_20_Link">Discuss</text:a></text:p>
          </table:table-cell>
        </table:table-row>
      </table:table>
      <text:section text:style-name="Sect1" text:name="a25">
        <text:p text:style-name="Text_20_body"><text:soft-page-break/>Here is the answer and explanation</text:p>
        <text:p text:style-name="P4">Answer : Option D</text:p>
        <text:p text:style-name="P4">Explanation : </text:p>
        <text:p text:style-name="P4">Multiply a term with 3 to get the next term</text:p>
      </text:section>
      <text:p text:style-name="Text_20_body"/>
      <table:table table:name="Table51" table:style-name="Table51">
        <table:table-column table:style-name="Table51.A"/>
        <table:table-column table:style-name="Table51.B"/>
        <table:table-row>
          <table:table-cell table:style-name="Table51.A1" table:number-columns-spanned="2" office:value-type="string">
            <text:p text:style-name="P3">26.    1, 0.5, 0.25, 0.125, 0.0625, ?</text:p>
          </table:table-cell>
          <table:covered-table-cell/>
        </table:table-row>
        <table:table-row>
          <table:table-cell table:style-name="Table51.A1" office:value-type="string">
            <text:p text:style-name="P3">A. 0.015625</text:p>
          </table:table-cell>
          <table:table-cell table:style-name="Table51.A1" office:value-type="string">
            <text:p text:style-name="P3">B. 0.03125</text:p>
          </table:table-cell>
        </table:table-row>
        <table:table-row>
          <table:table-cell table:style-name="Table51.A1" office:value-type="string">
            <text:p text:style-name="P3">C. 0.0078125</text:p>
          </table:table-cell>
          <table:table-cell table:style-name="Table51.A1" office:value-type="string">
            <text:p text:style-name="P3">D. None of these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section text:style-name="Sect1" text:name="o26">
              <text:p text:style-name="Table_20_Contents"><text:a xlink:type="simple" xlink:href="javascript:hideAnswer('a26','o26');" text:style-name="Internet_20_link" text:visited-style-name="Visited_20_Internet_20_Link">Hide Answer</text:a></text:p>
            </text:section>
            <text:p text:style-name="P1">|</text:p>
            <text:section text:style-name="Sect1" text:name="p26">
              <text:p text:style-name="Table_20_Contents"><text:bookmark text:name="q26"/><text:a xlink:type="simple" xlink:href="javascript:showNB(26)" text:style-name="Internet_20_link" text:visited-style-name="Visited_20_Internet_20_Link">Notebook</text:a></text:p>
            </text:section>
          </table:table-cell>
          <table:table-cell table:style-name="Table52.A1" office:value-type="string">
            <text:p text:style-name="Table_20_Contents">| <text:a xlink:type="simple" xlink:href="https://www.careerbless.com/aptitude/qa/discuss/series2/00000029526.php" text:style-name="Internet_20_link" text:visited-style-name="Visited_20_Internet_20_Link">Discuss</text:a></text:p>
          </table:table-cell>
        </table:table-row>
      </table:table>
      <text:section text:style-name="Sect1" text:name="a26">
        <text:p text:style-name="Text_20_body">Here is the answer and explanation</text:p>
        <text:p text:style-name="P4">Answer : Option B</text:p>
        <text:p text:style-name="P4">Explanation : </text:p>
        <text:p text:style-name="P4">Divide by 2 to get the next term</text:p>
      </text:section>
      <text:p text:style-name="Text_20_body"/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columns-spanned="2" office:value-type="string">
            <text:p text:style-name="P3">27.    Complete the series 20, 19, 17, ...., 10, 5</text:p>
          </table:table-cell>
          <table:covered-table-cell/>
        </table:table-row>
        <table:table-row>
          <table:table-cell table:style-name="Table53.A1" office:value-type="string">
            <text:p text:style-name="P3">A. 15</text:p>
          </table:table-cell>
          <table:table-cell table:style-name="Table53.A1" office:value-type="string">
            <text:p text:style-name="P3">B. 16</text:p>
          </table:table-cell>
        </table:table-row>
        <table:table-row>
          <table:table-cell table:style-name="Table53.A1" office:value-type="string">
            <text:p text:style-name="P3">C. 13</text:p>
          </table:table-cell>
          <table:table-cell table:style-name="Table53.A1" office:value-type="string">
            <text:p text:style-name="P3">D. 14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section text:style-name="Sect1" text:name="o27">
              <text:p text:style-name="Table_20_Contents"><text:a xlink:type="simple" xlink:href="javascript:hideAnswer('a27','o27');" text:style-name="Internet_20_link" text:visited-style-name="Visited_20_Internet_20_Link">Hide Answer</text:a></text:p>
            </text:section>
            <text:p text:style-name="P1">|</text:p>
            <text:section text:style-name="Sect1" text:name="p27">
              <text:p text:style-name="Table_20_Contents"><text:bookmark text:name="q27"/><text:a xlink:type="simple" xlink:href="javascript:showNB(27)" text:style-name="Internet_20_link" text:visited-style-name="Visited_20_Internet_20_Link">Notebook</text:a></text:p>
            </text:section>
          </table:table-cell>
          <table:table-cell table:style-name="Table54.A1" office:value-type="string">
            <text:p text:style-name="Table_20_Contents">| <text:a xlink:type="simple" xlink:href="https://www.careerbless.com/aptitude/qa/discuss/series2/00000029527.php" text:style-name="Internet_20_link" text:visited-style-name="Visited_20_Internet_20_Link">Discuss</text:a></text:p>
          </table:table-cell>
        </table:table-row>
      </table:table>
      <text:section text:style-name="Sect1" text:name="a27">
        <text:p text:style-name="Text_20_body">Here is the answer and explanation</text:p>
        <text:p text:style-name="P4">Answer : Option D</text:p>
        <text:p text:style-name="P4">Explanation : </text:p>
        <text:p text:style-name="P4">20 - 1 = 19<text:line-break/>19 - 2 = 17<text:line-break/>17 - 3 = 14<text:line-break/>14 - 4 = 10<text:line-break/>10 - 5 = 5</text:p>
      </text:section>
      <text:p text:style-name="Text_20_body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">28.    Which fraction will come next, <text:bookmark text:name="MathJax-Element-1-Frame"/><text:bookmark text:name="MJXc-Node-1"/><text:bookmark text:name="MJXc-Node-2"/><text:bookmark text:name="MJXc-Node-3"/><text:bookmark text:name="MJXc-Node-4"/><text:bookmark text:name="MJXc-Node-5"/><text:bookmark text:name="MJXc-Node-6"/><text:span text:style-name="T3">1</text:span><text:bookmark text:name="MJXc-Node-7"/><text:span text:style-name="T3">2</text:span><text:bookmark text:name="MJXc-Node-8"/>,<text:bookmark text:name="MJXc-Node-9"/><text:bookmark text:name="MJXc-Node-10"/><text:bookmark text:name="MJXc-Node-11"/><text:bookmark text:name="MJXc-Node-12"/><text:span text:style-name="T3">3</text:span><text:bookmark text:name="MJXc-Node-13"/><text:span text:style-name="T3">4</text:span><text:bookmark text:name="MJXc-Node-14"/>,<text:bookmark text:name="MJXc-Node-15"/><text:bookmark text:name="MJXc-Node-16"/><text:bookmark text:name="MJXc-Node-17"/><text:bookmark text:name="MJXc-Node-18"/><text:span text:style-name="T3">5</text:span><text:bookmark text:name="MJXc-Node-19"/><text:span text:style-name="T3">8</text:span><text:bookmark text:name="MJXc-Node-20"/>,<text:bookmark text:name="MJXc-Node-21"/><text:bookmark text:name="MJXc-Node-22"/><text:bookmark text:name="MJXc-Node-23"/><text:bookmark text:name="MJXc-Node-24"/><text:span text:style-name="T3">7</text:span><text:bookmark text:name="MJXc-Node-25"/><text:span text:style-name="T3">16</text:span><text:bookmark text:name="MJXc-Node-26"/>,<text:bookmark text:name="MJXc-Node-27"/>?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56.A1" office:value-type="string">
            <text:p text:style-name="P3">A. <text:bookmark text:name="MathJax-Element-2-Frame"/><text:bookmark text:name="MJXc-Node-28"/><text:bookmark text:name="MJXc-Node-29"/><text:bookmark text:name="MJXc-Node-30"/><text:bookmark text:name="MJXc-Node-31"/><text:bookmark text:name="MJXc-Node-32"/><text:bookmark text:name="MJXc-Node-33"/><text:span text:style-name="T3">9</text:span><text:bookmark text:name="MJXc-Node-34"/><text:span text:style-name="T3">32</text:span></text:p>
          </table:table-cell>
          <table:table-cell table:style-name="Table56.B2" office:value-type="string">
            <text:p text:style-name="P2"/>
          </table:table-cell>
        </table:table-row>
      </table:table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P2"/>
          </table:table-cell>
          <table:table-cell table:style-name="Table57.A1" office:value-type="string">
            <text:p text:style-name="P3">B. <text:bookmark text:name="MathJax-Element-3-Frame"/><text:bookmark text:name="MJXc-Node-35"/><text:bookmark text:name="MJXc-Node-36"/><text:bookmark text:name="MJXc-Node-37"/><text:bookmark text:name="MJXc-Node-38"/><text:bookmark text:name="MJXc-Node-39"/><text:bookmark text:name="MJXc-Node-40"/><text:span text:style-name="T3">9</text:span><text:bookmark text:name="MJXc-Node-41"/><text:span text:style-name="T3">30</text:span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"/>
          </table:table-cell>
        </table:table-row>
        <table:table-row>
          <table:table-cell table:style-name="Table58.A1" office:value-type="string">
            <text:p text:style-name="P3">C. <text:bookmark text:name="MathJax-Element-4-Frame"/><text:bookmark text:name="MJXc-Node-42"/><text:bookmark text:name="MJXc-Node-43"/><text:bookmark text:name="MJXc-Node-44"/><text:bookmark text:name="MJXc-Node-45"/><text:bookmark text:name="MJXc-Node-46"/><text:bookmark text:name="MJXc-Node-47"/><text:span text:style-name="T3">9</text:span><text:bookmark text:name="MJXc-Node-48"/><text:span text:style-name="T3">28</text:span></text:p>
          </table:table-cell>
        </table:table-row>
      </table:table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P2"/>
          </table:table-cell>
          <table:table-cell table:style-name="Table59.A1" office:value-type="string">
            <text:p text:style-name="P3">D. <text:bookmark text:name="MathJax-Element-5-Frame"/><text:bookmark text:name="MJXc-Node-49"/><text:bookmark text:name="MJXc-Node-50"/><text:bookmark text:name="MJXc-Node-51"/><text:bookmark text:name="MJXc-Node-52"/><text:bookmark text:name="MJXc-Node-53"/><text:bookmark text:name="MJXc-Node-54"/><text:span text:style-name="T3">11</text:span><text:bookmark text:name="MJXc-Node-55"/><text:span text:style-name="T3">32</text:span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P2"/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row>
          <table:table-cell table:style-name="Table61.A1" office:value-type="string">
            <text:section text:style-name="Sect1" text:name="o28">
              <text:p text:style-name="Table_20_Contents"><text:a xlink:type="simple" xlink:href="javascript:hideAnswer('a28','o28');" text:style-name="Internet_20_link" text:visited-style-name="Visited_20_Internet_20_Link">Hide Answer</text:a></text:p>
            </text:section>
            <text:p text:style-name="P1">|</text:p>
            <text:section text:style-name="Sect1" text:name="p28">
              <text:p text:style-name="Table_20_Contents"><text:bookmark text:name="q28"/><text:a xlink:type="simple" xlink:href="javascript:showNB(28)" text:style-name="Internet_20_link" text:visited-style-name="Visited_20_Internet_20_Link">Notebook</text:a></text:p>
            </text:section>
          </table:table-cell>
          <table:table-cell table:style-name="Table61.A1" office:value-type="string">
            <text:p text:style-name="Table_20_Contents">| <text:a xlink:type="simple" xlink:href="https://www.careerbless.com/aptitude/qa/discuss/series2/00000029528.php" text:style-name="Internet_20_link" text:visited-style-name="Visited_20_Internet_20_Link">Discuss</text:a></text:p>
          </table:table-cell>
        </table:table-row>
      </table:table>
      <text:section text:style-name="Sect1" text:name="a28">
        <text:p text:style-name="Text_20_body">Here is the answer and explanation</text:p>
        <text:p text:style-name="P4">Answer : Option A</text:p>
        <text:p text:style-name="P4">Explanation : </text:p>
        <text:p text:style-name="P4">Numerators are getting increased by 2. i.e., numerators goes like 1,3,5,7,...<text:line-break/><text:line-break/>Hence, next numerator = 7+2 = 9<text:line-break/><text:line-break/>Denominators are getting multiplied by 2. i.e., denominators goes like 2,4,8,16,...<text:line-break/><text:line-break/>Hence, next denominator = 16×2 = 32</text:p>
        <text:p text:style-name="Text_20_body"><text:bookmark text:name="MathJax-Element-6-Frame"/><text:bookmark text:name="MJXc-Node-56"/><text:bookmark text:name="MJXc-Node-57"/><text:bookmark text:name="MJXc-Node-58"/>So, the next fraction is <text:bookmark text:name="MJXc-Node-59"/><text:bookmark text:name="MJXc-Node-60"/><text:bookmark text:name="MJXc-Node-61"/><text:bookmark text:name="MJXc-Node-62"/><text:span text:style-name="T3">9</text:span><text:bookmark text:name="MJXc-Node-63"/><text:span text:style-name="T3">32</text:span></text:p>
      </text:section>
      <text:section text:style-name="Sect1" text:name="Section1">
        <text:p text:style-name="Text_20_body"><text:bookmark text:name="a28"/></text:p>
      </text:section>
      <text:p text:style-name="Text_20_body"/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columns-spanned="2" office:value-type="string">
            <text:p text:style-name="P3">29.    4, 10, (?), 82, 244, 730</text:p>
          </table:table-cell>
          <table:covered-table-cell/>
        </table:table-row>
        <table:table-row>
          <table:table-cell table:style-name="Table62.A1" office:value-type="string">
            <text:p text:style-name="P3">A. 26</text:p>
          </table:table-cell>
          <table:table-cell table:style-name="Table62.A1" office:value-type="string">
            <text:p text:style-name="P3">B. 28</text:p>
          </table:table-cell>
        </table:table-row>
        <table:table-row>
          <table:table-cell table:style-name="Table62.A1" office:value-type="string">
            <text:p text:style-name="P3">C. 40</text:p>
          </table:table-cell>
          <table:table-cell table:style-name="Table62.A1" office:value-type="string">
            <text:p text:style-name="P3">D. 48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ext:section text:style-name="Sect1" text:name="o29">
              <text:p text:style-name="Table_20_Contents"><text:a xlink:type="simple" xlink:href="javascript:hideAnswer('a29','o29');" text:style-name="Internet_20_link" text:visited-style-name="Visited_20_Internet_20_Link">Hide Answer</text:a></text:p>
            </text:section>
            <text:p text:style-name="P1">|</text:p>
            <text:section text:style-name="Sect1" text:name="p29">
              <text:p text:style-name="Table_20_Contents"><text:bookmark text:name="q29"/><text:a xlink:type="simple" xlink:href="javascript:showNB(29)" text:style-name="Internet_20_link" text:visited-style-name="Visited_20_Internet_20_Link">Notebook</text:a></text:p>
            </text:section>
          </table:table-cell>
          <table:table-cell table:style-name="Table63.A1" office:value-type="string">
            <text:p text:style-name="Table_20_Contents">| <text:a xlink:type="simple" xlink:href="https://www.careerbless.com/aptitude/qa/discuss/series2/00000029529.php" text:style-name="Internet_20_link" text:visited-style-name="Visited_20_Internet_20_Link">Discuss</text:a></text:p>
          </table:table-cell>
        </table:table-row>
      </table:table>
      <text:section text:style-name="Sect1" text:name="a29">
        <text:p text:style-name="Text_20_body">Here is the answer and explanation</text:p>
        <text:p text:style-name="P4">Answer : Option B</text:p>
        <text:p text:style-name="P4">Explanation : </text:p>
        <text:p text:style-name="P4">4 × 3 - 2 = 10<text:line-break/>10 × 3 - 2 = 28<text:line-break/>28 × 3 - 2 = 82<text:line-break/><text:soft-page-break/>82 × 3 - 2 = 244<text:line-break/>244 × 3 - 2 = 730</text:p>
      </text:section>
      <text:p text:style-name="Text_20_body"/>
      <table:table table:name="Table64" table:style-name="Table64">
        <table:table-column table:style-name="Table64.A"/>
        <table:table-column table:style-name="Table64.B"/>
        <table:table-row>
          <table:table-cell table:style-name="Table64.A1" table:number-columns-spanned="2" office:value-type="string">
            <text:p text:style-name="P3">30.    Complete the series 95, 115.5, 138, ..., 189</text:p>
          </table:table-cell>
          <table:covered-table-cell/>
        </table:table-row>
        <table:table-row>
          <table:table-cell table:style-name="Table64.A1" office:value-type="string">
            <text:p text:style-name="P3">A. 160.5</text:p>
          </table:table-cell>
          <table:table-cell table:style-name="Table64.A1" office:value-type="string">
            <text:p text:style-name="P3">B. 162.5</text:p>
          </table:table-cell>
        </table:table-row>
        <table:table-row>
          <table:table-cell table:style-name="Table64.A1" office:value-type="string">
            <text:p text:style-name="P3">C. 164.5</text:p>
          </table:table-cell>
          <table:table-cell table:style-name="Table64.A1" office:value-type="string">
            <text:p text:style-name="P3">D. 166.5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section text:style-name="Sect1" text:name="o30">
              <text:p text:style-name="Table_20_Contents"><text:a xlink:type="simple" xlink:href="javascript:hideAnswer('a30','o30');" text:style-name="Internet_20_link" text:visited-style-name="Visited_20_Internet_20_Link">Hide Answer</text:a></text:p>
            </text:section>
            <text:p text:style-name="P1">|</text:p>
            <text:section text:style-name="Sect1" text:name="p30">
              <text:p text:style-name="Table_20_Contents"><text:bookmark text:name="q30"/><text:a xlink:type="simple" xlink:href="javascript:showNB(30)" text:style-name="Internet_20_link" text:visited-style-name="Visited_20_Internet_20_Link">Notebook</text:a></text:p>
            </text:section>
          </table:table-cell>
          <table:table-cell table:style-name="Table65.A1" office:value-type="string">
            <text:p text:style-name="Table_20_Contents">| <text:a xlink:type="simple" xlink:href="https://www.careerbless.com/aptitude/qa/discuss/series2/00000029530.php" text:style-name="Internet_20_link" text:visited-style-name="Visited_20_Internet_20_Link">Discuss</text:a></text:p>
          </table:table-cell>
        </table:table-row>
      </table:table>
      <text:section text:style-name="Sect1" text:name="a30">
        <text:p text:style-name="Text_20_body">Here is the answer and explanation</text:p>
        <text:p text:style-name="P4">Answer : Option B</text:p>
        <text:p text:style-name="P4">Explanation : </text:p>
        <text:p text:style-name="P4">95 + 20.5 = 115.5<text:line-break/>115.5 + 22.5 = 138<text:line-break/>138 + 24.5 = 162.5<text:line-break/>162.5 + 26.5 = 189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3:09:31.323231332</meta:creation-date>
    <dc:date>2018-12-05T13:10:11.547065074</dc:date>
    <meta:editing-duration>PT40S</meta:editing-duration>
    <meta:editing-cycles>1</meta:editing-cycles>
    <meta:generator>LibreOffice/5.1.6.2$Linux_X86_64 LibreOffice_project/10m0$Build-2</meta:generator>
    <meta:document-statistic meta:table-count="65" meta:image-count="0" meta:object-count="0" meta:page-count="14" meta:paragraph-count="391" meta:word-count="1768" meta:character-count="7332" meta:non-whitespace-character-count="5826"/>
  </office:meta>
</office:document-meta>
</file>